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3.808cm" svg:height="21.148cm" svg:x="16.243cm" svg:y="0.113cm">
            <draw:object draw:notify-on-update-of-ranges="Sheet1.B1:Sheet1.B146 Sheet1.C1:Sheet1.C146 Sheet1.D1:Sheet1.D146 Sheet1.S1:Sheet1.S146 Sheet1.T1:Sheet1.T1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float" office:value="1.08">
            <text:p>1.08</text:p>
          </table:table-cell>
          <table:table-cell office:value-type="float" office:value="0.167">
            <text:p>0.167</text:p>
          </table:table-cell>
          <table:table-cell office:value-type="float" office:value="0.123">
            <text:p>0.123</text:p>
          </table:table-cell>
          <table:table-cell office:value-type="float" office:value="1.018">
            <text:p>1.01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9">
            <text:p>0.069</text:p>
          </table:table-cell>
          <table:table-cell office:value-type="float" office:value="-0.181">
            <text:p>-0.18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66">
            <text:p>0.166</text:p>
          </table:table-cell>
          <table:table-cell office:value-type="float" office:value="0.109">
            <text:p>0.109</text:p>
          </table:table-cell>
          <table:table-cell office:value-type="float" office:value="1.019">
            <text:p>1.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3">
            <text:p>0.063</text:p>
          </table:table-cell>
          <table:table-cell office:value-type="float" office:value="-0.177">
            <text:p>-0.177</text:p>
          </table:table-cell>
          <table:table-cell table:number-columns-repeated="2" office:value-type="float" office:value="0">
            <text:p>0</text:p>
          </table:table-cell>
          <table:table-cell office:value-type="float" office:value="30.13">
            <text:p>30.13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161">
            <text:p>0.161</text:p>
          </table:table-cell>
          <table:table-cell office:value-type="float" office:value="0.098">
            <text:p>0.098</text:p>
          </table:table-cell>
          <table:table-cell office:value-type="float" office:value="1.015">
            <text:p>1.01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8">
            <text:p>0.068</text:p>
          </table:table-cell>
          <table:table-cell office:value-type="float" office:value="-0.175">
            <text:p>-0.17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33">
            <text:p>0.133</text:p>
          </table:table-cell>
          <table:table-cell office:value-type="float" office:value="0.103">
            <text:p>0.103</text:p>
          </table:table-cell>
          <table:table-cell office:value-type="float" office:value="1.028">
            <text:p>1.02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69">
            <text:p>0.069</text:p>
          </table:table-cell>
          <table:table-cell office:value-type="float" office:value="-0.17">
            <text:p>-0.17</text:p>
          </table:table-cell>
          <table:table-cell table:number-columns-repeated="2"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136">
            <text:p>0.136</text:p>
          </table:table-cell>
          <table:table-cell office:value-type="float" office:value="0.113">
            <text:p>0.113</text:p>
          </table:table-cell>
          <table:table-cell office:value-type="float" office:value="1.013">
            <text:p>1.013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-0.164">
            <text:p>-0.1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26">
            <text:p>0.126</text:p>
          </table:table-cell>
          <table:table-cell office:value-type="float" office:value="0.072">
            <text:p>0.072</text:p>
          </table:table-cell>
          <table:table-cell office:value-type="float" office:value="1.04">
            <text:p>1.04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54">
            <text:p>0.054</text:p>
          </table:table-cell>
          <table:table-cell office:value-type="float" office:value="-0.158">
            <text:p>-0.158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2">
            <text:p>0.112</text:p>
          </table:table-cell>
          <table:table-cell office:value-type="float" office:value="0.048">
            <text:p>0.048</text:p>
          </table:table-cell>
          <table:table-cell office:value-type="float" office:value="1.031">
            <text:p>1.03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151">
            <text:p>-0.151</text:p>
          </table:table-cell>
          <table:table-cell table:number-columns-repeated="2" office:value-type="float" office:value="0">
            <text:p>0</text:p>
          </table:table-cell>
          <table:table-cell office:value-type="float" office:value="30.18">
            <text:p>30.1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87">
            <text:p>0.087</text:p>
          </table:table-cell>
          <table:table-cell office:value-type="float" office:value="0.044">
            <text:p>0.044</text:p>
          </table:table-cell>
          <table:table-cell office:value-type="float" office:value="1.034">
            <text:p>1.03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-0.142">
            <text:p>-0.14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93">
            <text:p>0.093</text:p>
          </table:table-cell>
          <table:table-cell office:value-type="float" office:value="0.051">
            <text:p>0.051</text:p>
          </table:table-cell>
          <table:table-cell office:value-type="float" office:value="1.022">
            <text:p>1.022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3">
            <text:p>0.033</text:p>
          </table:table-cell>
          <table:table-cell office:value-type="float" office:value="-0.146">
            <text:p>-0.146</text:p>
          </table:table-cell>
          <table:table-cell table:number-columns-repeated="2" office:value-type="float" office:value="0">
            <text:p>0</text:p>
          </table:table-cell>
          <table:table-cell office:value-type="float" office:value="30.15">
            <text:p>30.15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122">
            <text:p>0.122</text:p>
          </table:table-cell>
          <table:table-cell office:value-type="float" office:value="0.089">
            <text:p>0.089</text:p>
          </table:table-cell>
          <table:table-cell office:value-type="float" office:value="1.025">
            <text:p>1.0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-0.154">
            <text:p>-0.15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5">
            <text:p>30.05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98">
            <text:p>0.098</text:p>
          </table:table-cell>
          <table:table-cell office:value-type="float" office:value="0.064">
            <text:p>0.064</text:p>
          </table:table-cell>
          <table:table-cell office:value-type="float" office:value="1.014">
            <text:p>1.014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-0.148">
            <text:p>-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30.17">
            <text:p>30.17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93">
            <text:p>0.093</text:p>
          </table:table-cell>
          <table:table-cell office:value-type="float" office:value="0.049">
            <text:p>0.049</text:p>
          </table:table-cell>
          <table:table-cell office:value-type="float" office:value="1.046">
            <text:p>1.046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-0.144">
            <text:p>-0.144</text:p>
          </table:table-cell>
          <table:table-cell table:number-columns-repeated="2" office:value-type="float" office:value="0">
            <text:p>0</text:p>
          </table:table-cell>
          <table:table-cell office:value-type="float" office:value="30.14">
            <text:p>30.14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1">
            <text:p>0.1</text:p>
          </table:table-cell>
          <table:table-cell office:value-type="float" office:value="0.063">
            <text:p>0.063</text:p>
          </table:table-cell>
          <table:table-cell office:value-type="float" office:value="1.047">
            <text:p>1.047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-0.15">
            <text:p>-0.1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8">
            <text:p>30.08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64">
            <text:p>0.164</text:p>
          </table:table-cell>
          <table:table-cell office:value-type="float" office:value="0.068">
            <text:p>0.068</text:p>
          </table:table-cell>
          <table:table-cell office:value-type="float" office:value="1.026">
            <text:p>1.026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-0.166">
            <text:p>-0.16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225">
            <text:p>0.225</text:p>
          </table:table-cell>
          <table:table-cell office:value-type="float" office:value="0.012">
            <text:p>0.012</text:p>
          </table:table-cell>
          <table:table-cell office:value-type="float" office:value="1.005">
            <text:p>1.00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-0.184">
            <text:p>-0.184</text:p>
          </table:table-cell>
          <table:table-cell table:number-columns-repeated="2" office:value-type="float" office:value="0">
            <text:p>0</text:p>
          </table:table-cell>
          <table:table-cell office:value-type="float" office:value="30.12">
            <text:p>30.12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208">
            <text:p>0.208</text:p>
          </table:table-cell>
          <table:table-cell office:value-type="float" office:value="0.071">
            <text:p>0.071</text:p>
          </table:table-cell>
          <table:table-cell office:value-type="float" office:value="1.003">
            <text:p>1.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187">
            <text:p>-0.187</text:p>
          </table:table-cell>
          <table:table-cell table:number-columns-repeated="2" office:value-type="float" office:value="0">
            <text:p>0</text:p>
          </table:table-cell>
          <table:table-cell office:value-type="float" office:value="30.18">
            <text:p>30.18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141">
            <text:p>0.141</text:p>
          </table:table-cell>
          <table:table-cell office:value-type="float" office:value="0.028">
            <text:p>0.028</text:p>
          </table:table-cell>
          <table:table-cell office:value-type="float" office:value="1.018">
            <text:p>1.01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8">
            <text:p>-0.1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1">
            <text:p>29.91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137">
            <text:p>0.137</text:p>
          </table:table-cell>
          <table:table-cell office:value-type="float" office:value="0.045">
            <text:p>0.045</text:p>
          </table:table-cell>
          <table:table-cell office:value-type="float" office:value="1.048">
            <text:p>1.048</text:p>
          </table:table-cell>
          <table:table-cell table:number-columns-repeated="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-0.185">
            <text:p>-0.18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1.021">
            <text:p>1.021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-0.179">
            <text:p>-0.179</text:p>
          </table:table-cell>
          <table:table-cell table:number-columns-repeated="2" office:value-type="float" office:value="0">
            <text:p>0</text:p>
          </table:table-cell>
          <table:table-cell office:value-type="float" office:value="30.09">
            <text:p>30.09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124">
            <text:p>0.124</text:p>
          </table:table-cell>
          <table:table-cell office:value-type="float" office:value="-0.021">
            <text:p>-0.021</text:p>
          </table:table-cell>
          <table:table-cell office:value-type="float" office:value="1.025">
            <text:p>1.0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0.173">
            <text:p>-0.173</text:p>
          </table:table-cell>
          <table:table-cell table:number-columns-repeated="2" office:value-type="float" office:value="0">
            <text:p>0</text:p>
          </table:table-cell>
          <table:table-cell office:value-type="float" office:value="29.85">
            <text:p>29.85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089">
            <text:p>0.089</text:p>
          </table:table-cell>
          <table:table-cell office:value-type="float" office:value="-0.011">
            <text:p>-0.011</text:p>
          </table:table-cell>
          <table:table-cell office:value-type="float" office:value="1.051">
            <text:p>1.051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-0.163">
            <text:p>-0.16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8">
            <text:p>30.0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11">
            <text:p>0.111</text:p>
          </table:table-cell>
          <table:table-cell office:value-type="float" office:value="-0.075">
            <text:p>-0.075</text:p>
          </table:table-cell>
          <table:table-cell office:value-type="float" office:value="1.03">
            <text:p>1.03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42">
            <text:p>-0.042</text:p>
          </table:table-cell>
          <table:table-cell office:value-type="float" office:value="-0.153">
            <text:p>-0.15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9">
            <text:p>30.09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93">
            <text:p>0.093</text:p>
          </table:table-cell>
          <table:table-cell office:value-type="float" office:value="-0.107">
            <text:p>-0.107</text:p>
          </table:table-cell>
          <table:table-cell office:value-type="float" office:value="1.013">
            <text:p>1.013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68">
            <text:p>-0.068</text:p>
          </table:table-cell>
          <table:table-cell office:value-type="float" office:value="-0.145">
            <text:p>-0.145</text:p>
          </table:table-cell>
          <table:table-cell table:number-columns-repeated="2" office:value-type="float" office:value="0">
            <text:p>0</text:p>
          </table:table-cell>
          <table:table-cell office:value-type="float" office:value="30.11">
            <text:p>30.11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72">
            <text:p>0.072</text:p>
          </table:table-cell>
          <table:table-cell office:value-type="float" office:value="-0.138">
            <text:p>-0.138</text:p>
          </table:table-cell>
          <table:table-cell office:value-type="float" office:value="1.016">
            <text:p>1.016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92">
            <text:p>-0.092</text:p>
          </table:table-cell>
          <table:table-cell office:value-type="float" office:value="-0.134">
            <text:p>-0.13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58">
            <text:p>0.058</text:p>
          </table:table-cell>
          <table:table-cell office:value-type="float" office:value="-0.163">
            <text:p>-0.163</text:p>
          </table:table-cell>
          <table:table-cell office:value-type="float" office:value="1.023">
            <text:p>1.023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17">
            <text:p>-0.117</text:p>
          </table:table-cell>
          <table:table-cell office:value-type="float" office:value="-0.124">
            <text:p>-0.124</text:p>
          </table:table-cell>
          <table:table-cell table:number-columns-repeated="2" office:value-type="float" office:value="0">
            <text:p>0</text:p>
          </table:table-cell>
          <table:table-cell office:value-type="float" office:value="29.95">
            <text:p>29.95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051">
            <text:p>0.051</text:p>
          </table:table-cell>
          <table:table-cell office:value-type="float" office:value="-0.189">
            <text:p>-0.189</text:p>
          </table:table-cell>
          <table:table-cell office:value-type="float" office:value="0.995">
            <text:p>0.995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43">
            <text:p>-0.143</text:p>
          </table:table-cell>
          <table:table-cell office:value-type="float" office:value="-0.113">
            <text:p>-0.113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18">
            <text:p>0.018</text:p>
          </table:table-cell>
          <table:table-cell office:value-type="float" office:value="-0.163">
            <text:p>-0.163</text:p>
          </table:table-cell>
          <table:table-cell office:value-type="float" office:value="1.011">
            <text:p>1.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47">
            <text:p>-0.147</text:p>
          </table:table-cell>
          <table:table-cell office:value-type="float" office:value="-0.102">
            <text:p>-0.102</text:p>
          </table:table-cell>
          <table:table-cell table:number-columns-repeated="2" office:value-type="float" office:value="0">
            <text:p>0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0.042">
            <text:p>-0.042</text:p>
          </table:table-cell>
          <table:table-cell office:value-type="float" office:value="-0.127">
            <text:p>-0.127</text:p>
          </table:table-cell>
          <table:table-cell office:value-type="float" office:value="1.019">
            <text:p>1.01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38">
            <text:p>-0.138</text:p>
          </table:table-cell>
          <table:table-cell office:value-type="float" office:value="-0.073">
            <text:p>-0.073</text:p>
          </table:table-cell>
          <table:table-cell table:number-columns-repeated="2" office:value-type="float" office:value="0">
            <text:p>0</text:p>
          </table:table-cell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-0.099">
            <text:p>-0.099</text:p>
          </table:table-cell>
          <table:table-cell office:value-type="float" office:value="-0.046">
            <text:p>-0.046</text:p>
          </table:table-cell>
          <table:table-cell office:value-type="float" office:value="1.015">
            <text:p>1.015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11">
            <text:p>-0.111</text:p>
          </table:table-cell>
          <table:table-cell office:value-type="float" office:value="-0.054">
            <text:p>-0.054</text:p>
          </table:table-cell>
          <table:table-cell table:number-columns-repeated="2" office:value-type="float" office:value="0">
            <text:p>0</text:p>
          </table:table-cell>
          <table:table-cell office:value-type="float" office:value="30.15">
            <text:p>30.1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0.07">
            <text:p>-0.07</text:p>
          </table:table-cell>
          <table:table-cell office:value-type="float" office:value="0.049">
            <text:p>0.049</text:p>
          </table:table-cell>
          <table:table-cell office:value-type="float" office:value="1.044">
            <text:p>1.044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78">
            <text:p>-0.078</text:p>
          </table:table-cell>
          <table:table-cell office:value-type="float" office:value="-0.051">
            <text:p>-0.051</text:p>
          </table:table-cell>
          <table:table-cell table:number-columns-repeated="2" office:value-type="float" office:value="0">
            <text:p>0</text:p>
          </table:table-cell>
          <table:table-cell office:value-type="float" office:value="30.25">
            <text:p>30.25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-0.022">
            <text:p>-0.022</text:p>
          </table:table-cell>
          <table:table-cell office:value-type="float" office:value="0.074">
            <text:p>0.074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57">
            <text:p>-0.057</text:p>
          </table:table-cell>
          <table:table-cell office:value-type="float" office:value="-0.055">
            <text:p>-0.055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.034">
            <text:p>1.034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-0.062">
            <text:p>-0.062</text:p>
          </table:table-cell>
          <table:table-cell table:number-columns-repeated="2" office:value-type="float" office:value="0">
            <text:p>0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-0.015">
            <text:p>-0.015</text:p>
          </table:table-cell>
          <table:table-cell office:value-type="float" office:value="0.076">
            <text:p>0.076</text:p>
          </table:table-cell>
          <table:table-cell office:value-type="float" office:value="1.023">
            <text:p>1.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32">
            <text:p>-0.032</text:p>
          </table:table-cell>
          <table:table-cell office:value-type="float" office:value="-0.053">
            <text:p>-0.053</text:p>
          </table:table-cell>
          <table:table-cell table:number-columns-repeated="2" office:value-type="float" office:value="0">
            <text:p>0</text:p>
          </table:table-cell>
          <table:table-cell office:value-type="float" office:value="29.82">
            <text:p>29.82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24">
            <text:p>0.024</text:p>
          </table:table-cell>
          <table:table-cell office:value-type="float" office:value="0.056">
            <text:p>0.056</text:p>
          </table:table-cell>
          <table:table-cell office:value-type="float" office:value="1.028">
            <text:p>1.028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-0.046">
            <text:p>-0.046</text:p>
          </table:table-cell>
          <table:table-cell table:number-columns-repeated="2" office:value-type="float" office:value="0">
            <text:p>0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1.063">
            <text:p>1.06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-0.044">
            <text:p>-0.044</text:p>
          </table:table-cell>
          <table:table-cell table:number-columns-repeated="2" office:value-type="float" office:value="0">
            <text:p>0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-0.01">
            <text:p>-0.01</text:p>
          </table:table-cell>
          <table:table-cell office:value-type="float" office:value="0.069">
            <text:p>0.069</text:p>
          </table:table-cell>
          <table:table-cell office:value-type="float" office:value="1.016">
            <text:p>1.016</text:p>
          </table:table-cell>
          <table:table-cell table:number-columns-repeated="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1">
            <text:p>-0.001</text:p>
          </table:table-cell>
          <table:table-cell office:value-type="float" office:value="-0.037">
            <text:p>-0.037</text:p>
          </table:table-cell>
          <table:table-cell table:number-columns-repeated="2" office:value-type="float" office:value="0">
            <text:p>0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16">
            <text:p>0.016</text:p>
          </table:table-cell>
          <table:table-cell office:value-type="float" office:value="0.062">
            <text:p>0.062</text:p>
          </table:table-cell>
          <table:table-cell office:value-type="float" office:value="1.046">
            <text:p>1.046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-0.05">
            <text:p>-0.05</text:p>
          </table:table-cell>
          <table:table-cell table:number-columns-repeated="2" office:value-type="float" office:value="0">
            <text:p>0</text:p>
          </table:table-cell>
          <table:table-cell office:value-type="float" office:value="29.87">
            <text:p>29.87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19">
            <text:p>0.019</text:p>
          </table:table-cell>
          <table:table-cell office:value-type="float" office:value="0.066">
            <text:p>0.066</text:p>
          </table:table-cell>
          <table:table-cell office:value-type="float" office:value="1.028">
            <text:p>1.028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63">
            <text:p>-0.063</text:p>
          </table:table-cell>
          <table:table-cell table:number-columns-repeated="2" office:value-type="float" office:value="0">
            <text:p>0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36">
            <text:p>0.036</text:p>
          </table:table-cell>
          <table:table-cell office:value-type="float" office:value="0.073">
            <text:p>0.073</text:p>
          </table:table-cell>
          <table:table-cell office:value-type="float" office:value="1.031">
            <text:p>1.031</text:p>
          </table:table-cell>
          <table:table-cell table:number-columns-repeated="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-0.075">
            <text:p>-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54">
            <text:p>0.054</text:p>
          </table:table-cell>
          <table:table-cell office:value-type="float" office:value="0.062">
            <text:p>0.062</text:p>
          </table:table-cell>
          <table:table-cell office:value-type="float" office:value="1.02">
            <text:p>1.02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-0.088">
            <text:p>-0.08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table:number-columns-repeated="2" office:value-type="float" office:value="0.057">
            <text:p>0.057</text:p>
          </table:table-cell>
          <table:table-cell office:value-type="float" office:value="1.031">
            <text:p>1.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-0.083">
            <text:p>-0.08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45">
            <text:p>0.045</text:p>
          </table:table-cell>
          <table:table-cell office:value-type="float" office:value="0.058">
            <text:p>0.058</text:p>
          </table:table-cell>
          <table:table-cell office:value-type="float" office:value="1.029">
            <text:p>1.029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-0.078">
            <text:p>-0.07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6">
            <text:p>0.06</text:p>
          </table:table-cell>
          <table:table-cell office:value-type="float" office:value="0.052">
            <text:p>0.052</text:p>
          </table:table-cell>
          <table:table-cell office:value-type="float" office:value="1.03">
            <text:p>1.0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-0.077">
            <text:p>-0.07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24">
            <text:p>0.024</text:p>
          </table:table-cell>
          <table:table-cell office:value-type="float" office:value="0.027">
            <text:p>0.027</text:p>
          </table:table-cell>
          <table:table-cell office:value-type="float" office:value="1.047">
            <text:p>1.047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-0.072">
            <text:p>-0.072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27">
            <text:p>0.027</text:p>
          </table:table-cell>
          <table:table-cell office:value-type="float" office:value="0.03">
            <text:p>0.03</text:p>
          </table:table-cell>
          <table:table-cell office:value-type="float" office:value="1.037">
            <text:p>1.037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-0.067">
            <text:p>-0.06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49">
            <text:p>0.049</text:p>
          </table:table-cell>
          <table:table-cell office:value-type="float" office:value="0.021">
            <text:p>0.021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-0.08">
            <text:p>-0.08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65">
            <text:p>0.065</text:p>
          </table:table-cell>
          <table:table-cell office:value-type="float" office:value="0.014">
            <text:p>0.014</text:p>
          </table:table-cell>
          <table:table-cell office:value-type="float" office:value="1.044">
            <text:p>1.044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-0.089">
            <text:p>-0.08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69">
            <text:p>0.069</text:p>
          </table:table-cell>
          <table:table-cell office:value-type="float" office:value="0.023">
            <text:p>0.023</text:p>
          </table:table-cell>
          <table:table-cell office:value-type="float" office:value="1.023">
            <text:p>1.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086">
            <text:p>-0.08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67">
            <text:p>0.067</text:p>
          </table:table-cell>
          <table:table-cell office:value-type="float" office:value="0.016">
            <text:p>0.016</text:p>
          </table:table-cell>
          <table:table-cell office:value-type="float" office:value="1.036">
            <text:p>1.036</text:p>
          </table:table-cell>
          <table:table-cell table:number-columns-repeated="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5">
            <text:p>0.085</text:p>
          </table:table-cell>
          <table:table-cell office:value-type="float" office:value="0.014">
            <text:p>0.014</text:p>
          </table:table-cell>
          <table:table-cell office:value-type="float" office:value="1.041">
            <text:p>1.04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3">
            <text:p>-0.003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13">
            <text:p>30.13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85">
            <text:p>0.085</text:p>
          </table:table-cell>
          <table:table-cell office:value-type="float" office:value="0.024">
            <text:p>0.024</text:p>
          </table:table-cell>
          <table:table-cell office:value-type="float" office:value="1.029">
            <text:p>1.029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107">
            <text:p>-0.107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65">
            <text:p>0.065</text:p>
          </table:table-cell>
          <table:table-cell office:value-type="float" office:value="-0.019">
            <text:p>-0.019</text:p>
          </table:table-cell>
          <table:table-cell office:value-type="float" office:value="1.023">
            <text:p>1.02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3">
            <text:p>-0.003</text:p>
          </table:table-cell>
          <table:table-cell office:value-type="float" office:value="-0.102">
            <text:p>-0.102</text:p>
          </table:table-cell>
          <table:table-cell table:number-columns-repeated="2" office:value-type="float" office:value="0">
            <text:p>0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68">
            <text:p>0.068</text:p>
          </table:table-cell>
          <table:table-cell office:value-type="float" office:value="-0.021">
            <text:p>-0.021</text:p>
          </table:table-cell>
          <table:table-cell office:value-type="float" office:value="1.045">
            <text:p>1.04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4">
            <text:p>-0.004</text:p>
          </table:table-cell>
          <table:table-cell office:value-type="float" office:value="-0.097">
            <text:p>-0.09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79">
            <text:p>0.079</text:p>
          </table:table-cell>
          <table:table-cell office:value-type="float" office:value="0.011">
            <text:p>0.011</text:p>
          </table:table-cell>
          <table:table-cell office:value-type="float" office:value="1.023">
            <text:p>1.023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106">
            <text:p>-0.106</text:p>
          </table:table-cell>
          <table:table-cell table:number-columns-repeated="2" office:value-type="float" office:value="0">
            <text:p>0</text:p>
          </table:table-cell>
          <table:table-cell office:value-type="float" office:value="30.14">
            <text:p>30.1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1">
            <text:p>-0.001</text:p>
          </table:table-cell>
          <table:table-cell office:value-type="float" office:value="-0.102">
            <text:p>-0.10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63">
            <text:p>0.063</text:p>
          </table:table-cell>
          <table:table-cell office:value-type="float" office:value="0">
            <text:p>0</text:p>
          </table:table-cell>
          <table:table-cell office:value-type="float" office:value="1.018">
            <text:p>1.01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-0.097">
            <text:p>-0.097</text:p>
          </table:table-cell>
          <table:table-cell table:number-columns-repeated="2" office:value-type="float" office:value="0">
            <text:p>0</text:p>
          </table:table-cell>
          <table:table-cell office:value-type="float" office:value="29.89">
            <text:p>29.89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92">
            <text:p>0.092</text:p>
          </table:table-cell>
          <table:table-cell office:value-type="float" office:value="0.02">
            <text:p>0.02</text:p>
          </table:table-cell>
          <table:table-cell office:value-type="float" office:value="1.021">
            <text:p>1.02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8">
            <text:p>30.0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-0.118">
            <text:p>-0.118</text:p>
          </table:table-cell>
          <table:table-cell table:number-columns-repeated="2" office:value-type="float" office:value="0">
            <text:p>0</text:p>
          </table:table-cell>
          <table:table-cell office:value-type="float" office:value="30.12">
            <text:p>30.12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8">
            <text:p>0.08</text:p>
          </table:table-cell>
          <table:table-cell office:value-type="float" office:value="-0.023">
            <text:p>-0.023</text:p>
          </table:table-cell>
          <table:table-cell office:value-type="float" office:value="1.046">
            <text:p>1.04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-0.113">
            <text:p>-0.11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92">
            <text:p>0.092</text:p>
          </table:table-cell>
          <table:table-cell office:value-type="float" office:value="-0.01">
            <text:p>-0.01</text:p>
          </table:table-cell>
          <table:table-cell office:value-type="float" office:value="1.026">
            <text:p>1.026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-0.112">
            <text:p>-0.11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96">
            <text:p>0.096</text:p>
          </table:table-cell>
          <table:table-cell office:value-type="float" office:value="0">
            <text:p>0</text:p>
          </table:table-cell>
          <table:table-cell office:value-type="float" office:value="1.02">
            <text:p>1.0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5">
            <text:p>30.05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028">
            <text:p>1.028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17">
            <text:p>-0.017</text:p>
          </table:table-cell>
          <table:table-cell office:value-type="float" office:value="-0.113">
            <text:p>-0.11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98">
            <text:p>0.098</text:p>
          </table:table-cell>
          <table:table-cell office:value-type="float" office:value="0">
            <text:p>0</text:p>
          </table:table-cell>
          <table:table-cell office:value-type="float" office:value="1.033">
            <text:p>1.0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-0.116">
            <text:p>-0.11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106">
            <text:p>0.106</text:p>
          </table:table-cell>
          <table:table-cell office:value-type="float" office:value="0">
            <text:p>0</text:p>
          </table:table-cell>
          <table:table-cell office:value-type="float" office:value="1.024">
            <text:p>1.02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114">
            <text:p>-0.114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96">
            <text:p>0.096</text:p>
          </table:table-cell>
          <table:table-cell office:value-type="float" office:value="0">
            <text:p>0</text:p>
          </table:table-cell>
          <table:table-cell office:value-type="float" office:value="1.034">
            <text:p>1.034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8">
            <text:p>30.08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96">
            <text:p>0.096</text:p>
          </table:table-cell>
          <table:table-cell office:value-type="float" office:value="0.013">
            <text:p>0.013</text:p>
          </table:table-cell>
          <table:table-cell office:value-type="float" office:value="1.024">
            <text:p>1.02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9">
            <text:p>-0.009</text:p>
          </table:table-cell>
          <table:table-cell office:value-type="float" office:value="-0.109">
            <text:p>-0.109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024">
            <text:p>1.024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0.109">
            <text:p>-0.109</text:p>
          </table:table-cell>
          <table:table-cell table:number-columns-repeated="2" office:value-type="float" office:value="0">
            <text:p>0</text:p>
          </table:table-cell>
          <table:table-cell office:value-type="float" office:value="30.09">
            <text:p>30.09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06">
            <text:p>0.106</text:p>
          </table:table-cell>
          <table:table-cell office:value-type="float" office:value="0">
            <text:p>0</text:p>
          </table:table-cell>
          <table:table-cell office:value-type="float" office:value="1.041">
            <text:p>1.04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6">
            <text:p>-0.006</text:p>
          </table:table-cell>
          <table:table-cell office:value-type="float" office:value="-0.113">
            <text:p>-0.11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office:value-type="float" office:value="1.026">
            <text:p>1.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5">
            <text:p>-0.005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107">
            <text:p>0.107</text:p>
          </table:table-cell>
          <table:table-cell office:value-type="float" office:value="0">
            <text:p>0</text:p>
          </table:table-cell>
          <table:table-cell office:value-type="float" office:value="1.024">
            <text:p>1.024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5">
            <text:p>-0.005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4">
            <text:p>-0.004</text:p>
          </table:table-cell>
          <table:table-cell office:value-type="float" office:value="-0.108">
            <text:p>-0.108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98">
            <text:p>0.098</text:p>
          </table:table-cell>
          <table:table-cell office:value-type="float" office:value="0">
            <text:p>0</text:p>
          </table:table-cell>
          <table:table-cell office:value-type="float" office:value="1.022">
            <text:p>1.02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3">
            <text:p>-0.003</text:p>
          </table:table-cell>
          <table:table-cell office:value-type="float" office:value="-0.105">
            <text:p>-0.10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98">
            <text:p>0.098</text:p>
          </table:table-cell>
          <table:table-cell office:value-type="float" office:value="0">
            <text:p>0</text:p>
          </table:table-cell>
          <table:table-cell office:value-type="float" office:value="1.036">
            <text:p>1.03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3">
            <text:p>-0.003</text:p>
          </table:table-cell>
          <table:table-cell office:value-type="float" office:value="-0.118">
            <text:p>-0.118</text:p>
          </table:table-cell>
          <table:table-cell table:number-columns-repeated="2" office:value-type="float" office:value="0">
            <text:p>0</text:p>
          </table:table-cell>
          <table:table-cell office:value-type="float" office:value="30.1">
            <text:p>30.1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039">
            <text:p>1.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8">
            <text:p>30.08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1.022">
            <text:p>1.022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115">
            <text:p>-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30.11">
            <text:p>30.11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11">
            <text:p>0.111</text:p>
          </table:table-cell>
          <table:table-cell office:value-type="float" office:value="0">
            <text:p>0</text:p>
          </table:table-cell>
          <table:table-cell office:value-type="float" office:value="1.044">
            <text:p>1.044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123">
            <text:p>-0.12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11">
            <text:p>0.111</text:p>
          </table:table-cell>
          <table:table-cell office:value-type="float" office:value="0">
            <text:p>0</text:p>
          </table:table-cell>
          <table:table-cell office:value-type="float" office:value="1.037">
            <text:p>1.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2">
            <text:p>-0.002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float" office:value="1.035">
            <text:p>1.03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1">
            <text:p>-0.001</text:p>
          </table:table-cell>
          <table:table-cell office:value-type="float" office:value="-0.127">
            <text:p>-0.127</text:p>
          </table:table-cell>
          <table:table-cell table:number-columns-repeated="2" office:value-type="float" office:value="0">
            <text:p>0</text:p>
          </table:table-cell>
          <table:table-cell office:value-type="float" office:value="30.14">
            <text:p>30.14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112">
            <text:p>0.112</text:p>
          </table:table-cell>
          <table:table-cell office:value-type="float" office:value="0">
            <text:p>0</text:p>
          </table:table-cell>
          <table:table-cell office:value-type="float" office:value="1.026">
            <text:p>1.026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1">
            <text:p>-0.001</text:p>
          </table:table-cell>
          <table:table-cell office:value-type="float" office:value="-0.123">
            <text:p>-0.12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115">
            <text:p>0.115</text:p>
          </table:table-cell>
          <table:table-cell office:value-type="float" office:value="0">
            <text:p>0</text:p>
          </table:table-cell>
          <table:table-cell office:value-type="float" office:value="1.026">
            <text:p>1.026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001">
            <text:p>-0.001</text:p>
          </table:table-cell>
          <table:table-cell office:value-type="float" office:value="-0.136">
            <text:p>-0.136</text:p>
          </table:table-cell>
          <table:table-cell table:number-columns-repeated="2" office:value-type="float" office:value="0">
            <text:p>0</text:p>
          </table:table-cell>
          <table:table-cell office:value-type="float" office:value="30.09">
            <text:p>30.0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29">
            <text:p>0.129</text:p>
          </table:table-cell>
          <table:table-cell office:value-type="float" office:value="0.02">
            <text:p>0.02</text:p>
          </table:table-cell>
          <table:table-cell office:value-type="float" office:value="1.039">
            <text:p>1.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-0.133">
            <text:p>-0.13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122">
            <text:p>0.122</text:p>
          </table:table-cell>
          <table:table-cell office:value-type="float" office:value="0.062">
            <text:p>0.062</text:p>
          </table:table-cell>
          <table:table-cell office:value-type="float" office:value="1.048">
            <text:p>1.04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-0.132">
            <text:p>-0.132</text:p>
          </table:table-cell>
          <table:table-cell table:number-columns-repeated="2" office:value-type="float" office:value="0">
            <text:p>0</text:p>
          </table:table-cell>
          <table:table-cell office:value-type="float" office:value="30.12">
            <text:p>30.12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127">
            <text:p>0.127</text:p>
          </table:table-cell>
          <table:table-cell office:value-type="float" office:value="0.178">
            <text:p>0.178</text:p>
          </table:table-cell>
          <table:table-cell office:value-type="float" office:value="1.053">
            <text:p>1.053</text:p>
          </table:table-cell>
          <table:table-cell office:value-type="float" office:value="0.2">
            <text:p>0.2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-0.148">
            <text:p>-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30.12">
            <text:p>30.1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45">
            <text:p>0.145</text:p>
          </table:table-cell>
          <table:table-cell office:value-type="float" office:value="0.355">
            <text:p>0.355</text:p>
          </table:table-cell>
          <table:table-cell office:value-type="float" office:value="0.969">
            <text:p>0.969</text:p>
          </table:table-cell>
          <table:table-cell office:value-type="float" office:value="0.2">
            <text:p>0.2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146">
            <text:p>0.146</text:p>
          </table:table-cell>
          <table:table-cell office:value-type="float" office:value="-0.162">
            <text:p>-0.162</text:p>
          </table:table-cell>
          <table:table-cell office:value-type="float" office:value="0">
            <text:p>0</text:p>
          </table:table-cell>
          <table:table-cell office:value-type="float" office:value="-0.104">
            <text:p>-0.104</text:p>
          </table:table-cell>
          <table:table-cell office:value-type="float" office:value="29.66">
            <text:p>29.66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59">
            <text:p>0.159</text:p>
          </table:table-cell>
          <table:table-cell office:value-type="float" office:value="0.511">
            <text:p>0.511</text:p>
          </table:table-cell>
          <table:table-cell office:value-type="float" office:value="0.898">
            <text:p>0.898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-0.178">
            <text:p>-0.178</text:p>
          </table:table-cell>
          <table:table-cell office:value-type="float" office:value="0">
            <text:p>0</text:p>
          </table:table-cell>
          <table:table-cell office:value-type="float" office:value="-0.145">
            <text:p>-0.145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87">
            <text:p>0.187</text:p>
          </table:table-cell>
          <table:table-cell office:value-type="float" office:value="0.581">
            <text:p>0.581</text:p>
          </table:table-cell>
          <table:table-cell office:value-type="float" office:value="0.84">
            <text:p>0.84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288">
            <text:p>0.288</text:p>
          </table:table-cell>
          <table:table-cell office:value-type="float" office:value="-0.199">
            <text:p>-0.199</text:p>
          </table:table-cell>
          <table:table-cell office:value-type="float" office:value="0">
            <text:p>0</text:p>
          </table:table-cell>
          <table:table-cell office:value-type="float" office:value="-0.147">
            <text:p>-0.147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83">
            <text:p>0.183</text:p>
          </table:table-cell>
          <table:table-cell office:value-type="float" office:value="0.651">
            <text:p>0.651</text:p>
          </table:table-cell>
          <table:table-cell office:value-type="float" office:value="0.805">
            <text:p>0.80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353">
            <text:p>0.353</text:p>
          </table:table-cell>
          <table:table-cell office:value-type="float" office:value="-0.211">
            <text:p>-0.211</text:p>
          </table:table-cell>
          <table:table-cell office:value-type="float" office:value="0">
            <text:p>0</text:p>
          </table:table-cell>
          <table:table-cell office:value-type="float" office:value="-0.149">
            <text:p>-0.149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6">
            <text:p>0.16</text:p>
          </table:table-cell>
          <table:table-cell office:value-type="float" office:value="0.682">
            <text:p>0.682</text:p>
          </table:table-cell>
          <table:table-cell office:value-type="float" office:value="0.765">
            <text:p>0.765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409">
            <text:p>0.409</text:p>
          </table:table-cell>
          <table:table-cell office:value-type="float" office:value="-0.21">
            <text:p>-0.21</text:p>
          </table:table-cell>
          <table:table-cell office:value-type="float" office:value="0">
            <text:p>0</text:p>
          </table:table-cell>
          <table:table-cell office:value-type="float" office:value="-0.136">
            <text:p>-0.136</text:p>
          </table:table-cell>
          <table:table-cell office:value-type="float" office:value="29.81">
            <text:p>29.81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141">
            <text:p>0.141</text:p>
          </table:table-cell>
          <table:table-cell office:value-type="float" office:value="0.715">
            <text:p>0.715</text:p>
          </table:table-cell>
          <table:table-cell office:value-type="float" office:value="0.748">
            <text:p>0.748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462">
            <text:p>0.462</text:p>
          </table:table-cell>
          <table:table-cell office:value-type="float" office:value="-0.207">
            <text:p>-0.207</text:p>
          </table:table-cell>
          <table:table-cell office:value-type="float" office:value="0">
            <text:p>0</text:p>
          </table:table-cell>
          <table:table-cell office:value-type="float" office:value="-0.126">
            <text:p>-0.126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35">
            <text:p>0.135</text:p>
          </table:table-cell>
          <table:table-cell office:value-type="float" office:value="0.712">
            <text:p>0.712</text:p>
          </table:table-cell>
          <table:table-cell office:value-type="float" office:value="0.744">
            <text:p>0.744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05">
            <text:p>0.505</text:p>
          </table:table-cell>
          <table:table-cell office:value-type="float" office:value="-0.202">
            <text:p>-0.202</text:p>
          </table:table-cell>
          <table:table-cell office:value-type="float" office:value="0">
            <text:p>0</text:p>
          </table:table-cell>
          <table:table-cell office:value-type="float" office:value="-0.103">
            <text:p>-0.103</text:p>
          </table:table-cell>
          <table:table-cell office:value-type="float" office:value="29.73">
            <text:p>29.73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14">
            <text:p>0.14</text:p>
          </table:table-cell>
          <table:table-cell office:value-type="float" office:value="0.733">
            <text:p>0.733</text:p>
          </table:table-cell>
          <table:table-cell office:value-type="float" office:value="0.747">
            <text:p>0.747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41">
            <text:p>0.541</text:p>
          </table:table-cell>
          <table:table-cell office:value-type="float" office:value="-0.199">
            <text:p>-0.199</text:p>
          </table:table-cell>
          <table:table-cell table:number-columns-repeated="2" office:value-type="float" office:value="0">
            <text:p>0</text:p>
          </table:table-cell>
          <table:table-cell office:value-type="float" office:value="29.74">
            <text:p>29.74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103">
            <text:p>0.103</text:p>
          </table:table-cell>
          <table:table-cell office:value-type="float" office:value="0.734">
            <text:p>0.734</text:p>
          </table:table-cell>
          <table:table-cell office:value-type="float" office:value="0.757">
            <text:p>0.75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74">
            <text:p>0.574</text:p>
          </table:table-cell>
          <table:table-cell office:value-type="float" office:value="-0.193">
            <text:p>-0.193</text:p>
          </table:table-cell>
          <table:table-cell table:number-columns-repeated="2" office:value-type="float" office:value="0">
            <text:p>0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64">
            <text:p>0.064</text:p>
          </table:table-cell>
          <table:table-cell office:value-type="float" office:value="0.725">
            <text:p>0.725</text:p>
          </table:table-cell>
          <table:table-cell office:value-type="float" office:value="0.744">
            <text:p>0.744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96">
            <text:p>0.596</text:p>
          </table:table-cell>
          <table:table-cell office:value-type="float" office:value="-0.18">
            <text:p>-0.18</text:p>
          </table:table-cell>
          <table:table-cell table:number-columns-repeated="2" office:value-type="float" office:value="0">
            <text:p>0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15">
            <text:p>0.015</text:p>
          </table:table-cell>
          <table:table-cell office:value-type="float" office:value="0.723">
            <text:p>0.723</text:p>
          </table:table-cell>
          <table:table-cell office:value-type="float" office:value="0.756">
            <text:p>0.75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17">
            <text:p>0.617</text:p>
          </table:table-cell>
          <table:table-cell office:value-type="float" office:value="-0.16">
            <text:p>-0.16</text:p>
          </table:table-cell>
          <table:table-cell table:number-columns-repeated="2" office:value-type="float" office:value="0">
            <text:p>0</text:p>
          </table:table-cell>
          <table:table-cell office:value-type="float" office:value="29.59">
            <text:p>29.59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-0.011">
            <text:p>-0.011</text:p>
          </table:table-cell>
          <table:table-cell office:value-type="float" office:value="0.73">
            <text:p>0.73</text:p>
          </table:table-cell>
          <table:table-cell office:value-type="float" office:value="0.747">
            <text:p>0.7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39">
            <text:p>0.639</text:p>
          </table:table-cell>
          <table:table-cell office:value-type="float" office:value="-0.136">
            <text:p>-0.136</text:p>
          </table:table-cell>
          <table:table-cell table:number-columns-repeated="2" office:value-type="float" office:value="0">
            <text:p>0</text:p>
          </table:table-cell>
          <table:table-cell office:value-type="float" office:value="29.65">
            <text:p>29.65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-0.04">
            <text:p>-0.04</text:p>
          </table:table-cell>
          <table:table-cell office:value-type="float" office:value="0.745">
            <text:p>0.745</text:p>
          </table:table-cell>
          <table:table-cell office:value-type="float" office:value="0.755">
            <text:p>0.75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59">
            <text:p>0.659</text:p>
          </table:table-cell>
          <table:table-cell office:value-type="float" office:value="-0.111">
            <text:p>-0.11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1">
            <text:p>30.01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-0.042">
            <text:p>-0.042</text:p>
          </table:table-cell>
          <table:table-cell office:value-type="float" office:value="0.74">
            <text:p>0.74</text:p>
          </table:table-cell>
          <table:table-cell office:value-type="float" office:value="0.739">
            <text:p>0.7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77">
            <text:p>0.677</text:p>
          </table:table-cell>
          <table:table-cell office:value-type="float" office:value="-0.086">
            <text:p>-0.08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-0.071">
            <text:p>-0.071</text:p>
          </table:table-cell>
          <table:table-cell office:value-type="float" office:value="0.739">
            <text:p>0.739</text:p>
          </table:table-cell>
          <table:table-cell office:value-type="float" office:value="0.749">
            <text:p>0.74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92">
            <text:p>0.692</text:p>
          </table:table-cell>
          <table:table-cell office:value-type="float" office:value="-0.061">
            <text:p>-0.061</text:p>
          </table:table-cell>
          <table:table-cell table:number-columns-repeated="2" office:value-type="float" office:value="0">
            <text:p>0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-0.106">
            <text:p>-0.106</text:p>
          </table:table-cell>
          <table:table-cell office:value-type="float" office:value="0.72">
            <text:p>0.72</text:p>
          </table:table-cell>
          <table:table-cell office:value-type="float" office:value="0.747">
            <text:p>0.7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95">
            <text:p>0.695</text:p>
          </table:table-cell>
          <table:table-cell office:value-type="float" office:value="-0.033">
            <text:p>-0.033</text:p>
          </table:table-cell>
          <table:table-cell table:number-columns-repeated="2" office:value-type="float" office:value="0">
            <text:p>0</text:p>
          </table:table-cell>
          <table:table-cell office:value-type="float" office:value="29.82">
            <text:p>29.82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0.102">
            <text:p>-0.102</text:p>
          </table:table-cell>
          <table:table-cell office:value-type="float" office:value="0.726">
            <text:p>0.726</text:p>
          </table:table-cell>
          <table:table-cell office:value-type="float" office:value="0.749">
            <text:p>0.749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05">
            <text:p>0.705</text:p>
          </table:table-cell>
          <table:table-cell office:value-type="float" office:value="-0.01">
            <text:p>-0.0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0.096">
            <text:p>-0.096</text:p>
          </table:table-cell>
          <table:table-cell office:value-type="float" office:value="0.705">
            <text:p>0.705</text:p>
          </table:table-cell>
          <table:table-cell office:value-type="float" office:value="0.741">
            <text:p>0.74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14">
            <text:p>0.714</text:p>
          </table:table-cell>
          <table:table-cell office:value-type="float" office:value="0.009">
            <text:p>0.009</text:p>
          </table:table-cell>
          <table:table-cell table:number-columns-repeated="2" office:value-type="float" office:value="0">
            <text:p>0</text:p>
          </table:table-cell>
          <table:table-cell office:value-type="float" office:value="29.88">
            <text:p>29.88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-0.116">
            <text:p>-0.116</text:p>
          </table:table-cell>
          <table:table-cell office:value-type="float" office:value="0.73">
            <text:p>0.73</text:p>
          </table:table-cell>
          <table:table-cell office:value-type="float" office:value="0.748">
            <text:p>0.74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22">
            <text:p>0.722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">
            <text:p>0</text:p>
          </table:table-cell>
          <table:table-cell office:value-type="float" office:value="29.84">
            <text:p>29.84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0.109">
            <text:p>-0.109</text:p>
          </table:table-cell>
          <table:table-cell office:value-type="float" office:value="0.725">
            <text:p>0.725</text:p>
          </table:table-cell>
          <table:table-cell office:value-type="float" office:value="0.735">
            <text:p>0.735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31">
            <text:p>0.731</text:p>
          </table:table-cell>
          <table:table-cell office:value-type="float" office:value="0.036">
            <text:p>0.036</text:p>
          </table:table-cell>
          <table:table-cell table:number-columns-repeated="2" office:value-type="float" office:value="0">
            <text:p>0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0.103">
            <text:p>-0.103</text:p>
          </table:table-cell>
          <table:table-cell office:value-type="float" office:value="0.73">
            <text:p>0.73</text:p>
          </table:table-cell>
          <table:table-cell office:value-type="float" office:value="0.747">
            <text:p>0.74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37">
            <text:p>0.737</text:p>
          </table:table-cell>
          <table:table-cell office:value-type="float" office:value="0.039">
            <text:p>0.039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-0.105">
            <text:p>-0.105</text:p>
          </table:table-cell>
          <table:table-cell office:value-type="float" office:value="0.708">
            <text:p>0.708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41">
            <text:p>0.741</text:p>
          </table:table-cell>
          <table:table-cell office:value-type="float" office:value="0.055">
            <text:p>0.055</text:p>
          </table:table-cell>
          <table:table-cell table:number-columns-repeated="2" office:value-type="float" office:value="0">
            <text:p>0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0.115">
            <text:p>-0.115</text:p>
          </table:table-cell>
          <table:table-cell office:value-type="float" office:value="0.718">
            <text:p>0.718</text:p>
          </table:table-cell>
          <table:table-cell office:value-type="float" office:value="0.741">
            <text:p>0.74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44">
            <text:p>0.744</text:p>
          </table:table-cell>
          <table:table-cell office:value-type="float" office:value="0.054">
            <text:p>0.054</text:p>
          </table:table-cell>
          <table:table-cell table:number-columns-repeated="2" office:value-type="float" office:value="0">
            <text:p>0</text:p>
          </table:table-cell>
          <table:table-cell office:value-type="float" office:value="29.83">
            <text:p>29.83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-0.099">
            <text:p>-0.099</text:p>
          </table:table-cell>
          <table:table-cell office:value-type="float" office:value="0.729">
            <text:p>0.729</text:p>
          </table:table-cell>
          <table:table-cell office:value-type="float" office:value="0.738">
            <text:p>0.738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49">
            <text:p>0.749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-0.116">
            <text:p>-0.116</text:p>
          </table:table-cell>
          <table:table-cell office:value-type="float" office:value="0.745">
            <text:p>0.745</text:p>
          </table:table-cell>
          <table:table-cell office:value-type="float" office:value="0.742">
            <text:p>0.74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54">
            <text:p>0.754</text:p>
          </table:table-cell>
          <table:table-cell office:value-type="float" office:value="0.063">
            <text:p>0.063</text:p>
          </table:table-cell>
          <table:table-cell table:number-columns-repeated="2" office:value-type="float" office:value="0">
            <text:p>0</text:p>
          </table:table-cell>
          <table:table-cell office:value-type="float" office:value="29.82">
            <text:p>29.82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-0.101">
            <text:p>-0.101</text:p>
          </table:table-cell>
          <table:table-cell office:value-type="float" office:value="0.743">
            <text:p>0.743</text:p>
          </table:table-cell>
          <table:table-cell office:value-type="float" office:value="0.747">
            <text:p>0.747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56">
            <text:p>0.756</text:p>
          </table:table-cell>
          <table:table-cell office:value-type="float" office:value="0.062">
            <text:p>0.062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-0.087">
            <text:p>-0.087</text:p>
          </table:table-cell>
          <table:table-cell office:value-type="float" office:value="0.726">
            <text:p>0.726</text:p>
          </table:table-cell>
          <table:table-cell office:value-type="float" office:value="0.747">
            <text:p>0.747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59">
            <text:p>0.759</text:p>
          </table:table-cell>
          <table:table-cell office:value-type="float" office:value="0.055">
            <text:p>0.05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9">
            <text:p>30.09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0.077">
            <text:p>-0.077</text:p>
          </table:table-cell>
          <table:table-cell office:value-type="float" office:value="0.716">
            <text:p>0.716</text:p>
          </table:table-cell>
          <table:table-cell office:value-type="float" office:value="0.737">
            <text:p>0.737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61">
            <text:p>0.761</text:p>
          </table:table-cell>
          <table:table-cell office:value-type="float" office:value="0.046">
            <text:p>0.046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-0.079">
            <text:p>-0.079</text:p>
          </table:table-cell>
          <table:table-cell office:value-type="float" office:value="0.715">
            <text:p>0.715</text:p>
          </table:table-cell>
          <table:table-cell office:value-type="float" office:value="0.741">
            <text:p>0.74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63">
            <text:p>0.763</text:p>
          </table:table-cell>
          <table:table-cell office:value-type="float" office:value="0.039">
            <text:p>0.03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6">
            <text:p>29.96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-0.081">
            <text:p>-0.081</text:p>
          </table:table-cell>
          <table:table-cell office:value-type="float" office:value="0.739">
            <text:p>0.739</text:p>
          </table:table-cell>
          <table:table-cell office:value-type="float" office:value="0.735">
            <text:p>0.73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65">
            <text:p>0.765</text:p>
          </table:table-cell>
          <table:table-cell office:value-type="float" office:value="0.049">
            <text:p>0.049</text:p>
          </table:table-cell>
          <table:table-cell table:number-columns-repeated="2" office:value-type="float" office:value="0">
            <text:p>0</text:p>
          </table:table-cell>
          <table:table-cell office:value-type="float" office:value="29.93">
            <text:p>29.93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0.093">
            <text:p>-0.093</text:p>
          </table:table-cell>
          <table:table-cell office:value-type="float" office:value="0.76">
            <text:p>0.76</text:p>
          </table:table-cell>
          <table:table-cell office:value-type="float" office:value="0.703">
            <text:p>0.703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69">
            <text:p>0.769</text:p>
          </table:table-cell>
          <table:table-cell office:value-type="float" office:value="0.058">
            <text:p>0.058</text:p>
          </table:table-cell>
          <table:table-cell table:number-columns-repeated="2" office:value-type="float" office:value="0">
            <text:p>0</text:p>
          </table:table-cell>
          <table:table-cell office:value-type="float" office:value="29.85">
            <text:p>29.85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0.08">
            <text:p>-0.08</text:p>
          </table:table-cell>
          <table:table-cell office:value-type="float" office:value="0.748">
            <text:p>0.748</text:p>
          </table:table-cell>
          <table:table-cell office:value-type="float" office:value="0.701">
            <text:p>0.701</text:p>
          </table:table-cell>
          <table:table-cell table:number-columns-repeated="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72">
            <text:p>0.772</text:p>
          </table:table-cell>
          <table:table-cell office:value-type="float" office:value="0.048">
            <text:p>0.048</text:p>
          </table:table-cell>
          <table:table-cell table:number-columns-repeated="2" office:value-type="float" office:value="0">
            <text:p>0</text:p>
          </table:table-cell>
          <table:table-cell office:value-type="float" office:value="30.12">
            <text:p>30.12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0.057">
            <text:p>-0.057</text:p>
          </table:table-cell>
          <table:table-cell office:value-type="float" office:value="0.732">
            <text:p>0.732</text:p>
          </table:table-cell>
          <table:table-cell office:value-type="float" office:value="0.734">
            <text:p>0.734</text:p>
          </table:table-cell>
          <table:table-cell table:number-columns-repeated="2"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61">
            <text:p>0.761</text:p>
          </table:table-cell>
          <table:table-cell office:value-type="float" office:value="0.037">
            <text:p>0.037</text:p>
          </table:table-cell>
          <table:table-cell table:number-columns-repeated="2" office:value-type="float" office:value="0">
            <text:p>0</text:p>
          </table:table-cell>
          <table:table-cell office:value-type="float" office:value="30.14">
            <text:p>30.14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-0.066">
            <text:p>-0.066</text:p>
          </table:table-cell>
          <table:table-cell office:value-type="float" office:value="0.734">
            <text:p>0.734</text:p>
          </table:table-cell>
          <table:table-cell office:value-type="float" office:value="0.738">
            <text:p>0.738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62">
            <text:p>0.762</text:p>
          </table:table-cell>
          <table:table-cell office:value-type="float" office:value="0.043">
            <text:p>0.043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-0.067">
            <text:p>-0.067</text:p>
          </table:table-cell>
          <table:table-cell office:value-type="float" office:value="0.745">
            <text:p>0.745</text:p>
          </table:table-cell>
          <table:table-cell office:value-type="float" office:value="0.732">
            <text:p>0.73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66">
            <text:p>0.76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2">
            <text:p>30.02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-0.093">
            <text:p>-0.093</text:p>
          </table:table-cell>
          <table:table-cell office:value-type="float" office:value="0.923">
            <text:p>0.923</text:p>
          </table:table-cell>
          <table:table-cell office:value-type="float" office:value="0.495">
            <text:p>0.49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819">
            <text:p>0.819</text:p>
          </table:table-cell>
          <table:table-cell office:value-type="float" office:value="0.075">
            <text:p>0.075</text:p>
          </table:table-cell>
          <table:table-cell table:number-columns-repeated="2" office:value-type="float" office:value="0">
            <text:p>0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-0.318">
            <text:p>-0.318</text:p>
          </table:table-cell>
          <table:table-cell office:value-type="float" office:value="0.108">
            <text:p>0.108</text:p>
          </table:table-cell>
          <table:table-cell office:value-type="float" office:value="1.231">
            <text:p>1.23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04">
            <text:p>0.704</text:p>
          </table:table-cell>
          <table:table-cell office:value-type="float" office:value="0.134">
            <text:p>0.134</text:p>
          </table:table-cell>
          <table:table-cell office:value-type="float" office:value="0">
            <text:p>0</text:p>
          </table:table-cell>
          <table:table-cell office:value-type="float" office:value="0.298">
            <text:p>0.298</text:p>
          </table:table-cell>
          <table:table-cell office:value-type="float" office:value="29.86">
            <text:p>29.86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-0.15">
            <text:p>-0.15</text:p>
          </table:table-cell>
          <table:table-cell office:value-type="float" office:value="0.983">
            <text:p>0.983</text:p>
          </table:table-cell>
          <table:table-cell office:value-type="float" office:value="0.524">
            <text:p>0.524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11">
            <text:p>0.711</text:p>
          </table:table-cell>
          <table:table-cell office:value-type="float" office:value="0.107">
            <text:p>0.107</text:p>
          </table:table-cell>
          <table:table-cell office:value-type="float" office:value="0">
            <text:p>0</text:p>
          </table:table-cell>
          <table:table-cell office:value-type="float" office:value="-0.136">
            <text:p>-0.136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-0.224">
            <text:p>-0.224</text:p>
          </table:table-cell>
          <table:table-cell office:value-type="float" office:value="0.693">
            <text:p>0.693</text:p>
          </table:table-cell>
          <table:table-cell office:value-type="float" office:value="0.59">
            <text:p>0.59</text:p>
          </table:table-cell>
          <table:table-cell office:value-type="float" office:value="-0.2">
            <text:p>-0.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78">
            <text:p>0.778</text:p>
          </table:table-cell>
          <table:table-cell office:value-type="float" office:value="0.134">
            <text:p>0.134</text:p>
          </table:table-cell>
          <table:table-cell table:number-columns-repeated="2" office:value-type="float" office:value="0">
            <text:p>0</text:p>
          </table:table-cell>
          <table:table-cell office:value-type="float" office:value="29.79">
            <text:p>29.79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-0.187">
            <text:p>-0.187</text:p>
          </table:table-cell>
          <table:table-cell office:value-type="float" office:value="0.151">
            <text:p>0.151</text:p>
          </table:table-cell>
          <table:table-cell office:value-type="float" office:value="1.22">
            <text:p>1.22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88">
            <text:p>0.688</text:p>
          </table:table-cell>
          <table:table-cell office:value-type="float" office:value="0.152">
            <text:p>0.152</text:p>
          </table:table-cell>
          <table:table-cell office:value-type="float" office:value="0">
            <text:p>0</text:p>
          </table:table-cell>
          <table:table-cell office:value-type="float" office:value="0.269">
            <text:p>0.269</text:p>
          </table:table-cell>
          <table:table-cell office:value-type="float" office:value="30.18">
            <text:p>30.18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">
            <text:p>0</text:p>
          </table:table-cell>
          <table:table-cell office:value-type="float" office:value="1.417">
            <text:p>1.417</text:p>
          </table:table-cell>
          <table:table-cell office:value-type="float" office:value="0.202">
            <text:p>0.202</text:p>
          </table:table-cell>
          <table:table-cell office:value-type="float" office:value="0.2">
            <text:p>0.2</text:p>
          </table:table-cell>
          <table:table-cell table:number-columns-repeated="2" office:value-type="float" office:value="-0.2">
            <text:p>-0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29">
            <text:p>0.729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-0.344">
            <text:p>-0.344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-0.176">
            <text:p>-0.176</text:p>
          </table:table-cell>
          <table:table-cell office:value-type="float" office:value="0.54">
            <text:p>0.54</text:p>
          </table:table-cell>
          <table:table-cell office:value-type="float" office:value="0.889">
            <text:p>0.889</text:p>
          </table:table-cell>
          <table:table-cell office:value-type="float" office:value="-0.4">
            <text:p>-0.4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63">
            <text:p>0.763</text:p>
          </table:table-cell>
          <table:table-cell office:value-type="float" office:value="0.171">
            <text:p>0.171</text:p>
          </table:table-cell>
          <table:table-cell office:value-type="float" office:value="0">
            <text:p>0</text:p>
          </table:table-cell>
          <table:table-cell office:value-type="float" office:value="0.111">
            <text:p>0.111</text:p>
          </table:table-cell>
          <table:table-cell office:value-type="float" office:value="29.74">
            <text:p>29.74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-0.134">
            <text:p>-0.134</text:p>
          </table:table-cell>
          <table:table-cell office:value-type="float" office:value="0.32">
            <text:p>0.32</text:p>
          </table:table-cell>
          <table:table-cell office:value-type="float" office:value="1.103">
            <text:p>1.103</text:p>
          </table:table-cell>
          <table:table-cell office:value-type="float" office:value="0.1">
            <text:p>0.1</text:p>
          </table:table-cell>
          <table:table-cell office:value-type="float" office:value="-0.4">
            <text:p>-0.4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76">
            <text:p>0.676</text:p>
          </table:table-cell>
          <table:table-cell office:value-type="float" office:value="0.147">
            <text:p>0.147</text:p>
          </table:table-cell>
          <table:table-cell office:value-type="float" office:value="0">
            <text:p>0</text:p>
          </table:table-cell>
          <table:table-cell office:value-type="float" office:value="0.178">
            <text:p>0.178</text:p>
          </table:table-cell>
          <table:table-cell office:value-type="float" office:value="29.74">
            <text:p>29.74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-0.064">
            <text:p>-0.064</text:p>
          </table:table-cell>
          <table:table-cell office:value-type="float" office:value="1.369">
            <text:p>1.369</text:p>
          </table:table-cell>
          <table:table-cell office:value-type="float" office:value="0.203">
            <text:p>0.203</text:p>
          </table:table-cell>
          <table:table-cell office:value-type="float" office:value="0">
            <text:p>0</text:p>
          </table:table-cell>
          <table:table-cell table:number-columns-repeated="2" office:value-type="float" office:value="-0.2">
            <text:p>-0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1">
            <text:p>0.71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-0.329">
            <text:p>-0.329</text:p>
          </table:table-cell>
          <table:table-cell office:value-type="float" office:value="29.92">
            <text:p>29.92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-0.046">
            <text:p>-0.046</text:p>
          </table:table-cell>
          <table:table-cell office:value-type="float" office:value="0.618">
            <text:p>0.618</text:p>
          </table:table-cell>
          <table:table-cell office:value-type="float" office:value="0.811">
            <text:p>0.811</text:p>
          </table:table-cell>
          <table:table-cell office:value-type="float" office:value="-0.2">
            <text:p>-0.2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65">
            <text:p>0.765</text:p>
          </table:table-cell>
          <table:table-cell office:value-type="float" office:value="0.161">
            <text:p>0.161</text:p>
          </table:table-cell>
          <table:table-cell table:number-columns-repeated="2" office:value-type="float" office:value="0">
            <text:p>0</text:p>
          </table:table-cell>
          <table:table-cell office:value-type="float" office:value="29.78">
            <text:p>29.78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-0.136">
            <text:p>-0.136</text:p>
          </table:table-cell>
          <table:table-cell office:value-type="float" office:value="0.063">
            <text:p>0.063</text:p>
          </table:table-cell>
          <table:table-cell office:value-type="float" office:value="1.293">
            <text:p>1.293</text:p>
          </table:table-cell>
          <table:table-cell office:value-type="float" office:value="0.1">
            <text:p>0.1</text:p>
          </table:table-cell>
          <table:table-cell office:value-type="float" office:value="-0.3">
            <text:p>-0.3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59">
            <text:p>0.659</text:p>
          </table:table-cell>
          <table:table-cell office:value-type="float" office:value="0.165">
            <text:p>0.165</text:p>
          </table:table-cell>
          <table:table-cell office:value-type="float" office:value="0">
            <text:p>0</text:p>
          </table:table-cell>
          <table:table-cell office:value-type="float" office:value="0.298">
            <text:p>0.298</text:p>
          </table:table-cell>
          <table:table-cell office:value-type="float" office:value="30.19">
            <text:p>30.19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-0.037">
            <text:p>-0.037</text:p>
          </table:table-cell>
          <table:table-cell office:value-type="float" office:value="1.236">
            <text:p>1.236</text:p>
          </table:table-cell>
          <table:table-cell office:value-type="float" office:value="0.27">
            <text:p>0.27</text:p>
          </table:table-cell>
          <table:table-cell office:value-type="float" office:value="-0.1">
            <text:p>-0.1</text:p>
          </table:table-cell>
          <table:table-cell office:value-type="float" office:value="-0.4">
            <text:p>-0.4</text:p>
          </table:table-cell>
          <table:table-cell office:value-type="float" office:value="-0.3">
            <text:p>-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81">
            <text:p>0.681</text:p>
          </table:table-cell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-0.278">
            <text:p>-0.278</text:p>
          </table:table-cell>
          <table:table-cell office:value-type="float" office:value="30.25">
            <text:p>30.25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-0.195">
            <text:p>-0.195</text:p>
          </table:table-cell>
          <table:table-cell office:value-type="float" office:value="0.911">
            <text:p>0.911</text:p>
          </table:table-cell>
          <table:table-cell office:value-type="float" office:value="0.518">
            <text:p>0.518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71">
            <text:p>0.771</text:p>
          </table:table-cell>
          <table:table-cell office:value-type="float" office:value="0.137">
            <text:p>0.137</text:p>
          </table:table-cell>
          <table:table-cell table:number-columns-repeated="2" office:value-type="float" office:value="0">
            <text:p>0</text:p>
          </table:table-cell>
          <table:table-cell office:value-type="float" office:value="30.03">
            <text:p>30.03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0.115">
            <text:p>0.115</text:p>
          </table:table-cell>
          <table:table-cell office:value-type="float" office:value="-0.091">
            <text:p>-0.091</text:p>
          </table:table-cell>
          <table:table-cell office:value-type="float" office:value="1.376">
            <text:p>1.376</text:p>
          </table:table-cell>
          <table:table-cell table:number-columns-repeated="2"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55">
            <text:p>0.655</text:p>
          </table:table-cell>
          <table:table-cell office:value-type="float" office:value="0.138">
            <text:p>0.138</text:p>
          </table:table-cell>
          <table:table-cell office:value-type="float" office:value="-0.126">
            <text:p>-0.126</text:p>
          </table:table-cell>
          <table:table-cell office:value-type="float" office:value="0.373">
            <text:p>0.373</text:p>
          </table:table-cell>
          <table:table-cell office:value-type="float" office:value="30.14">
            <text:p>30.14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-0.063">
            <text:p>-0.063</text:p>
          </table:table-cell>
          <table:table-cell office:value-type="float" office:value="0.845">
            <text:p>0.845</text:p>
          </table:table-cell>
          <table:table-cell office:value-type="float" office:value="0.652">
            <text:p>0.652</text:p>
          </table:table-cell>
          <table:table-cell office:value-type="float" office:value="-0.1">
            <text:p>-0.1</text:p>
          </table:table-cell>
          <table:table-cell office:value-type="float" office:value="-0.4">
            <text:p>-0.4</text:p>
          </table:table-cell>
          <table:table-cell office:value-type="float" office:value="-0.3">
            <text:p>-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11">
            <text:p>0.611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-0.117">
            <text:p>-0.117</text:p>
          </table:table-cell>
          <table:table-cell office:value-type="float" office:value="29.94">
            <text:p>29.94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-0.104">
            <text:p>-0.104</text:p>
          </table:table-cell>
          <table:table-cell office:value-type="float" office:value="1.191">
            <text:p>1.191</text:p>
          </table:table-cell>
          <table:table-cell office:value-type="float" office:value="0.306">
            <text:p>0.30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714">
            <text:p>0.714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-0.238">
            <text:p>-0.238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57">
            <text:p>0.657</text:p>
          </table:table-cell>
          <table:table-cell office:value-type="float" office:value="0.144">
            <text:p>0.144</text:p>
          </table:table-cell>
          <table:table-cell office:value-type="float" office:value="0">
            <text:p>0</text:p>
          </table:table-cell>
          <table:table-cell office:value-type="float" office:value="0.328">
            <text:p>0.328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-0.025">
            <text:p>-0.025</text:p>
          </table:table-cell>
          <table:table-cell office:value-type="float" office:value="0.426">
            <text:p>0.426</text:p>
          </table:table-cell>
          <table:table-cell office:value-type="float" office:value="0.968">
            <text:p>0.968</text:p>
          </table:table-cell>
          <table:table-cell office:value-type="float" office:value="0">
            <text:p>0</text:p>
          </table:table-cell>
          <table:table-cell table:number-columns-repeated="2" office:value-type="float" office:value="-0.4">
            <text:p>-0.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84">
            <text:p>0.584</text:p>
          </table:table-cell>
          <table:table-cell office:value-type="float" office:value="0.072">
            <text:p>0.072</text:p>
          </table:table-cell>
          <table:table-cell table:number-columns-repeated="2" office:value-type="float" office:value="0">
            <text:p>0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-0.115">
            <text:p>-0.115</text:p>
          </table:table-cell>
          <table:table-cell office:value-type="float" office:value="1.383">
            <text:p>1.383</text:p>
          </table:table-cell>
          <table:table-cell office:value-type="float" office:value="0.297">
            <text:p>0.297</text:p>
          </table:table-cell>
          <table:table-cell office:value-type="float" office:value="0.2">
            <text:p>0.2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68">
            <text:p>0.668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-0.358">
            <text:p>-0.358</text:p>
          </table:table-cell>
          <table:table-cell office:value-type="float" office:value="29.76">
            <text:p>29.76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0.09">
            <text:p>0.09</text:p>
          </table:table-cell>
          <table:table-cell office:value-type="float" office:value="0.304">
            <text:p>0.304</text:p>
          </table:table-cell>
          <table:table-cell office:value-type="float" office:value="1.086">
            <text:p>1.086</text:p>
          </table:table-cell>
          <table:table-cell office:value-type="float" office:value="-0.3">
            <text:p>-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83">
            <text:p>0.683</text:p>
          </table:table-cell>
          <table:table-cell office:value-type="float" office:value="0.129">
            <text:p>0.129</text:p>
          </table:table-cell>
          <table:table-cell office:value-type="float" office:value="-0.11">
            <text:p>-0.11</text:p>
          </table:table-cell>
          <table:table-cell office:value-type="float" office:value="0.19">
            <text:p>0.19</text:p>
          </table:table-cell>
          <table:table-cell office:value-type="float" office:value="29.77">
            <text:p>29.77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043">
            <text:p>0.043</text:p>
          </table:table-cell>
          <table:table-cell office:value-type="float" office:value="0.072">
            <text:p>0.072</text:p>
          </table:table-cell>
          <table:table-cell office:value-type="float" office:value="1.181">
            <text:p>1.18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-0.2">
            <text:p>-0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73">
            <text:p>0.573</text:p>
          </table:table-cell>
          <table:table-cell office:value-type="float" office:value="0.099">
            <text:p>0.099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0.06">
            <text:p>30.06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-0.171">
            <text:p>-0.171</text:p>
          </table:table-cell>
          <table:table-cell office:value-type="float" office:value="1.33">
            <text:p>1.33</text:p>
          </table:table-cell>
          <table:table-cell office:value-type="float" office:value="0.389">
            <text:p>0.389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-0.3">
            <text:p>-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89">
            <text:p>0.589</text:p>
          </table:table-cell>
          <table:table-cell office:value-type="float" office:value="0.063">
            <text:p>0.063</text:p>
          </table:table-cell>
          <table:table-cell office:value-type="float" office:value="0">
            <text:p>0</text:p>
          </table:table-cell>
          <table:table-cell office:value-type="float" office:value="-0.37">
            <text:p>-0.37</text:p>
          </table:table-cell>
          <table:table-cell office:value-type="float" office:value="30.04">
            <text:p>30.04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59">
            <text:p>0.059</text:p>
          </table:table-cell>
          <table:table-cell office:value-type="float" office:value="0.353">
            <text:p>0.353</text:p>
          </table:table-cell>
          <table:table-cell office:value-type="float" office:value="0.969">
            <text:p>0.969</text:p>
          </table:table-cell>
          <table:table-cell office:value-type="float" office:value="-0.3">
            <text:p>-0.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632">
            <text:p>0.632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139">
            <text:p>0.139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.275">
            <text:p>0.275</text:p>
          </table:table-cell>
          <table:table-cell office:value-type="float" office:value="0.221">
            <text:p>0.221</text:p>
          </table:table-cell>
          <table:table-cell office:value-type="float" office:value="1.041">
            <text:p>1.041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37">
            <text:p>0.537</text:p>
          </table:table-cell>
          <table:table-cell office:value-type="float" office:value="0.057">
            <text:p>0.057</text:p>
          </table:table-cell>
          <table:table-cell office:value-type="float" office:value="-0.166">
            <text:p>-0.166</text:p>
          </table:table-cell>
          <table:table-cell office:value-type="float" office:value="0.158">
            <text:p>0.158</text:p>
          </table:table-cell>
          <table:table-cell office:value-type="float" office:value="29.97">
            <text:p>29.97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277">
            <text:p>0.277</text:p>
          </table:table-cell>
          <table:table-cell office:value-type="float" office:value="0.462">
            <text:p>0.462</text:p>
          </table:table-cell>
          <table:table-cell office:value-type="float" office:value="0.911">
            <text:p>0.91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12">
            <text:p>0.512</text:p>
          </table:table-cell>
          <table:table-cell office:value-type="float" office:value="-0.014">
            <text:p>-0.014</text:p>
          </table:table-cell>
          <table:table-cell office:value-type="float" office:value="-0.132">
            <text:p>-0.132</text:p>
          </table:table-cell>
          <table:table-cell office:value-type="float" office:value="0">
            <text:p>0</text:p>
          </table:table-cell>
          <table:table-cell office:value-type="float" office:value="29.69">
            <text:p>29.69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193">
            <text:p>0.193</text:p>
          </table:table-cell>
          <table:table-cell office:value-type="float" office:value="0.501">
            <text:p>0.501</text:p>
          </table:table-cell>
          <table:table-cell office:value-type="float" office:value="0.921">
            <text:p>0.92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08">
            <text:p>0.508</text:p>
          </table:table-cell>
          <table:table-cell office:value-type="float" office:value="-0.048">
            <text:p>-0.048</text:p>
          </table:table-cell>
          <table:table-cell table:number-columns-repeated="2" office:value-type="float" office:value="0">
            <text:p>0</text:p>
          </table:table-cell>
          <table:table-cell office:value-type="float" office:value="29.72">
            <text:p>29.72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0.144">
            <text:p>0.144</text:p>
          </table:table-cell>
          <table:table-cell office:value-type="float" office:value="0.559">
            <text:p>0.559</text:p>
          </table:table-cell>
          <table:table-cell office:value-type="float" office:value="0.926">
            <text:p>0.92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-0.067">
            <text:p>-0.067</text:p>
          </table:table-cell>
          <table:table-cell table:number-columns-repeated="2" office:value-type="float" office:value="0">
            <text:p>0</text:p>
          </table:table-cell>
          <table:table-cell office:value-type="float" office:value="29.51">
            <text:p>29.51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44">
            <text:p>0.144</text:p>
          </table:table-cell>
          <table:table-cell office:value-type="float" office:value="0.551">
            <text:p>0.551</text:p>
          </table:table-cell>
          <table:table-cell office:value-type="float" office:value="0.872">
            <text:p>0.87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0.521">
            <text:p>0.521</text:p>
          </table:table-cell>
          <table:table-cell office:value-type="float" office:value="-0.076">
            <text:p>-0.076</text:p>
          </table:table-cell>
          <table:table-cell table:number-columns-repeated="2" office:value-type="float" office:value="0">
            <text:p>0</text:p>
          </table:table-cell>
          <table:table-cell office:value-type="float" office:value="29.59">
            <text:p>29.5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3:12:47</meta:creation-date>
    <dc:date>2012-08-15T13:14:07</dc:date>
    <meta:editing-duration>P0D</meta:editing-duration>
    <meta:editing-cycles>1</meta:editing-cycles>
    <meta:document-statistic meta:table-count="3" meta:cell-count="335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3.809cm" svg:height="21.149cm" xlink:href=".." xlink:type="simple" chart:class="chart:line" chart:style-name="ch1">
        <chart:legend chart:legend-position="end" svg:x="40.807cm" svg:y="9.299cm" style:legend-expansion="high" chart:style-name="ch2"/>
        <chart:plot-area chart:style-name="ch3" table:cell-range-address="Sheet1.B1:Sheet1.D146 Sheet1.S1:Sheet1.T146" svg:x="1.326cm" svg:y="1.823cm" svg:width="37.729cm" svg:height="18.484cm">
          <chartooo:coordinate-region svg:x="2.212cm" svg:y="2.018cm" svg:width="36.776cm" svg:height="18.0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46" chart:class="chart:line">
            <chart:data-point chart:repeated="146"/>
          </chart:series>
          <chart:series chart:style-name="ch7" chart:values-cell-range-address="Sheet1.C1:Sheet1.C146" chart:class="chart:line">
            <chart:data-point chart:repeated="146"/>
          </chart:series>
          <chart:series chart:style-name="ch8" chart:values-cell-range-address="Sheet1.D1:Sheet1.D146" chart:class="chart:line">
            <chart:data-point chart:repeated="146"/>
          </chart:series>
          <chart:series chart:style-name="ch9" chart:values-cell-range-address="Sheet1.S1:Sheet1.S146" chart:class="chart:line">
            <chart:data-point chart:repeated="146"/>
          </chart:series>
          <chart:series chart:style-name="ch10" chart:values-cell-range-address="Sheet1.T1:Sheet1.T146" chart:class="chart:line">
            <chart:data-point chart:repeated="1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7">
                <text:p>0.167</text:p>
                <draw:g>
                  <svg:desc>Sheet1.B1:Sheet1.B146</svg:desc>
                </draw:g>
              </table:table-cell>
              <table:table-cell office:value-type="float" office:value="0.123">
                <text:p>0.123</text:p>
                <draw:g>
                  <svg:desc>Sheet1.C1:Sheet1.C146</svg:desc>
                </draw:g>
              </table:table-cell>
              <table:table-cell office:value-type="float" office:value="1.018">
                <text:p>1.018</text:p>
                <draw:g>
                  <svg:desc>Sheet1.D1:Sheet1.D146</svg:desc>
                </draw:g>
              </table:table-cell>
              <table:table-cell office:value-type="float" office:value="0.069">
                <text:p>0.069</text:p>
                <draw:g>
                  <svg:desc>Sheet1.S1:Sheet1.S146</svg:desc>
                </draw:g>
              </table:table-cell>
              <table:table-cell office:value-type="float" office:value="-0.181">
                <text:p>-0.181</text:p>
                <draw:g>
                  <svg:desc>Sheet1.T1:Sheet1.T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">
                <text:p>0.166</text:p>
              </table:table-cell>
              <table:table-cell office:value-type="float" office:value="0.109">
                <text:p>0.109</text:p>
              </table:table-cell>
              <table:table-cell office:value-type="float" office:value="1.019">
                <text:p>1.019</text:p>
              </table:table-cell>
              <table:table-cell office:value-type="float" office:value="0.063">
                <text:p>0.063</text:p>
              </table:table-cell>
              <table:table-cell office:value-type="float" office:value="-0.177">
                <text:p>-0.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1">
                <text:p>0.161</text:p>
              </table:table-cell>
              <table:table-cell office:value-type="float" office:value="0.098">
                <text:p>0.098</text:p>
              </table:table-cell>
              <table:table-cell office:value-type="float" office:value="1.015">
                <text:p>1.015</text:p>
              </table:table-cell>
              <table:table-cell office:value-type="float" office:value="0.068">
                <text:p>0.068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">
                <text:p>0.133</text:p>
              </table:table-cell>
              <table:table-cell office:value-type="float" office:value="0.103">
                <text:p>0.103</text:p>
              </table:table-cell>
              <table:table-cell office:value-type="float" office:value="1.028">
                <text:p>1.028</text:p>
              </table:table-cell>
              <table:table-cell office:value-type="float" office:value="0.069">
                <text:p>0.069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">
                <text:p>0.136</text:p>
              </table:table-cell>
              <table:table-cell office:value-type="float" office:value="0.113">
                <text:p>0.113</text:p>
              </table:table-cell>
              <table:table-cell office:value-type="float" office:value="1.013">
                <text:p>1.013</text:p>
              </table:table-cell>
              <table:table-cell office:value-type="float" office:value="0.07">
                <text:p>0.07</text:p>
              </table:table-cell>
              <table:table-cell office:value-type="float" office:value="-0.164">
                <text:p>-0.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">
                <text:p>0.126</text:p>
              </table:table-cell>
              <table:table-cell office:value-type="float" office:value="0.072">
                <text:p>0.072</text:p>
              </table:table-cell>
              <table:table-cell office:value-type="float" office:value="1.04">
                <text:p>1.04</text:p>
              </table:table-cell>
              <table:table-cell office:value-type="float" office:value="0.054">
                <text:p>0.054</text:p>
              </table:table-cell>
              <table:table-cell office:value-type="float" office:value="-0.158">
                <text:p>-0.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2">
                <text:p>0.112</text:p>
              </table:table-cell>
              <table:table-cell office:value-type="float" office:value="0.048">
                <text:p>0.048</text:p>
              </table:table-cell>
              <table:table-cell office:value-type="float" office:value="1.031">
                <text:p>1.031</text:p>
              </table:table-cell>
              <table:table-cell office:value-type="float" office:value="0.036">
                <text:p>0.036</text:p>
              </table:table-cell>
              <table:table-cell office:value-type="float" office:value="-0.151">
                <text:p>-0.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7">
                <text:p>0.087</text:p>
              </table:table-cell>
              <table:table-cell office:value-type="float" office:value="0.044">
                <text:p>0.044</text:p>
              </table:table-cell>
              <table:table-cell office:value-type="float" office:value="1.034">
                <text:p>1.034</text:p>
              </table:table-cell>
              <table:table-cell office:value-type="float" office:value="0.032">
                <text:p>0.032</text:p>
              </table:table-cell>
              <table:table-cell office:value-type="float" office:value="-0.142">
                <text:p>-0.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3">
                <text:p>0.093</text:p>
              </table:table-cell>
              <table:table-cell office:value-type="float" office:value="0.051">
                <text:p>0.051</text:p>
              </table:table-cell>
              <table:table-cell office:value-type="float" office:value="1.022">
                <text:p>1.022</text:p>
              </table:table-cell>
              <table:table-cell office:value-type="float" office:value="0.033">
                <text:p>0.033</text:p>
              </table:table-cell>
              <table:table-cell office:value-type="float" office:value="-0.146">
                <text:p>-0.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2">
                <text:p>0.122</text:p>
              </table:table-cell>
              <table:table-cell office:value-type="float" office:value="0.089">
                <text:p>0.089</text:p>
              </table:table-cell>
              <table:table-cell office:value-type="float" office:value="1.025">
                <text:p>1.025</text:p>
              </table:table-cell>
              <table:table-cell office:value-type="float" office:value="0.04">
                <text:p>0.04</text:p>
              </table:table-cell>
              <table:table-cell office:value-type="float" office:value="-0.154">
                <text:p>-0.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8">
                <text:p>0.098</text:p>
              </table:table-cell>
              <table:table-cell office:value-type="float" office:value="0.064">
                <text:p>0.064</text:p>
              </table:table-cell>
              <table:table-cell office:value-type="float" office:value="1.014">
                <text:p>1.014</text:p>
              </table:table-cell>
              <table:table-cell office:value-type="float" office:value="0.036">
                <text:p>0.036</text:p>
              </table:table-cell>
              <table:table-cell office:value-type="float" office:value="-0.148">
                <text:p>-0.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3">
                <text:p>0.093</text:p>
              </table:table-cell>
              <table:table-cell office:value-type="float" office:value="0.049">
                <text:p>0.049</text:p>
              </table:table-cell>
              <table:table-cell office:value-type="float" office:value="1.046">
                <text:p>1.046</text:p>
              </table:table-cell>
              <table:table-cell office:value-type="float" office:value="0.029">
                <text:p>0.029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">
                <text:p>0.1</text:p>
              </table:table-cell>
              <table:table-cell office:value-type="float" office:value="0.063">
                <text:p>0.063</text:p>
              </table:table-cell>
              <table:table-cell office:value-type="float" office:value="1.047">
                <text:p>1.047</text:p>
              </table:table-cell>
              <table:table-cell office:value-type="float" office:value="0.032">
                <text:p>0.03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4">
                <text:p>0.164</text:p>
              </table:table-cell>
              <table:table-cell office:value-type="float" office:value="0.068">
                <text:p>0.068</text:p>
              </table:table-cell>
              <table:table-cell office:value-type="float" office:value="1.026">
                <text:p>1.026</text:p>
              </table:table-cell>
              <table:table-cell office:value-type="float" office:value="0.028">
                <text:p>0.028</text:p>
              </table:table-cell>
              <table:table-cell office:value-type="float" office:value="-0.166">
                <text:p>-0.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5">
                <text:p>0.225</text:p>
              </table:table-cell>
              <table:table-cell office:value-type="float" office:value="0.012">
                <text:p>0.012</text:p>
              </table:table-cell>
              <table:table-cell office:value-type="float" office:value="1.005">
                <text:p>1.005</text:p>
              </table:table-cell>
              <table:table-cell office:value-type="float" office:value="0.029">
                <text:p>0.029</text:p>
              </table:table-cell>
              <table:table-cell office:value-type="float" office:value="-0.184">
                <text:p>-0.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8">
                <text:p>0.208</text:p>
              </table:table-cell>
              <table:table-cell office:value-type="float" office:value="0.071">
                <text:p>0.071</text:p>
              </table:table-cell>
              <table:table-cell office:value-type="float" office:value="1.003">
                <text:p>1.003</text:p>
              </table:table-cell>
              <table:table-cell office:value-type="float" office:value="0.022">
                <text:p>0.022</text:p>
              </table:table-cell>
              <table:table-cell office:value-type="float" office:value="-0.187">
                <text:p>-0.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1">
                <text:p>0.141</text:p>
              </table:table-cell>
              <table:table-cell office:value-type="float" office:value="0.028">
                <text:p>0.028</text:p>
              </table:table-cell>
              <table:table-cell office:value-type="float" office:value="1.018">
                <text:p>1.018</text:p>
              </table:table-cell>
              <table:table-cell office:value-type="float" office:value="0.023">
                <text:p>0.02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7">
                <text:p>0.137</text:p>
              </table:table-cell>
              <table:table-cell office:value-type="float" office:value="0.045">
                <text:p>0.045</text:p>
              </table:table-cell>
              <table:table-cell office:value-type="float" office:value="1.048">
                <text:p>1.048</text:p>
              </table:table-cell>
              <table:table-cell office:value-type="float" office:value="0.023">
                <text:p>0.023</text:p>
              </table:table-cell>
              <table:table-cell office:value-type="float" office:value="-0.185">
                <text:p>-0.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1.021">
                <text:p>1.021</text:p>
              </table:table-cell>
              <table:table-cell office:value-type="float" office:value="0.004">
                <text:p>0.004</text:p>
              </table:table-cell>
              <table:table-cell office:value-type="float" office:value="-0.179">
                <text:p>-0.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4">
                <text:p>0.124</text:p>
              </table:table-cell>
              <table:table-cell office:value-type="float" office:value="-0.021">
                <text:p>-0.021</text:p>
              </table:table-cell>
              <table:table-cell office:value-type="float" office:value="1.025">
                <text:p>1.025</text:p>
              </table:table-cell>
              <table:table-cell office:value-type="float" office:value="-0.007">
                <text:p>-0.007</text:p>
              </table:table-cell>
              <table:table-cell office:value-type="float" office:value="-0.173">
                <text:p>-0.1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9">
                <text:p>0.089</text:p>
              </table:table-cell>
              <table:table-cell office:value-type="float" office:value="-0.011">
                <text:p>-0.011</text:p>
              </table:table-cell>
              <table:table-cell office:value-type="float" office:value="1.051">
                <text:p>1.051</text:p>
              </table:table-cell>
              <table:table-cell office:value-type="float" office:value="-0.016">
                <text:p>-0.016</text:p>
              </table:table-cell>
              <table:table-cell office:value-type="float" office:value="-0.163">
                <text:p>-0.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1">
                <text:p>0.111</text:p>
              </table:table-cell>
              <table:table-cell office:value-type="float" office:value="-0.075">
                <text:p>-0.075</text:p>
              </table:table-cell>
              <table:table-cell office:value-type="float" office:value="1.03">
                <text:p>1.03</text:p>
              </table:table-cell>
              <table:table-cell office:value-type="float" office:value="-0.042">
                <text:p>-0.042</text:p>
              </table:table-cell>
              <table:table-cell office:value-type="float" office:value="-0.153">
                <text:p>-0.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3">
                <text:p>0.093</text:p>
              </table:table-cell>
              <table:table-cell office:value-type="float" office:value="-0.107">
                <text:p>-0.107</text:p>
              </table:table-cell>
              <table:table-cell office:value-type="float" office:value="1.013">
                <text:p>1.013</text:p>
              </table:table-cell>
              <table:table-cell office:value-type="float" office:value="-0.068">
                <text:p>-0.068</text:p>
              </table:table-cell>
              <table:table-cell office:value-type="float" office:value="-0.145">
                <text:p>-0.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2">
                <text:p>0.072</text:p>
              </table:table-cell>
              <table:table-cell office:value-type="float" office:value="-0.138">
                <text:p>-0.138</text:p>
              </table:table-cell>
              <table:table-cell office:value-type="float" office:value="1.016">
                <text:p>1.016</text:p>
              </table:table-cell>
              <table:table-cell office:value-type="float" office:value="-0.092">
                <text:p>-0.092</text:p>
              </table:table-cell>
              <table:table-cell office:value-type="float" office:value="-0.134">
                <text:p>-0.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8">
                <text:p>0.058</text:p>
              </table:table-cell>
              <table:table-cell office:value-type="float" office:value="-0.163">
                <text:p>-0.163</text:p>
              </table:table-cell>
              <table:table-cell office:value-type="float" office:value="1.023">
                <text:p>1.023</text:p>
              </table:table-cell>
              <table:table-cell office:value-type="float" office:value="-0.117">
                <text:p>-0.117</text:p>
              </table:table-cell>
              <table:table-cell office:value-type="float" office:value="-0.124">
                <text:p>-0.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1">
                <text:p>0.051</text:p>
              </table:table-cell>
              <table:table-cell office:value-type="float" office:value="-0.189">
                <text:p>-0.189</text:p>
              </table:table-cell>
              <table:table-cell office:value-type="float" office:value="0.995">
                <text:p>0.995</text:p>
              </table:table-cell>
              <table:table-cell office:value-type="float" office:value="-0.143">
                <text:p>-0.143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">
                <text:p>0.018</text:p>
              </table:table-cell>
              <table:table-cell office:value-type="float" office:value="-0.163">
                <text:p>-0.163</text:p>
              </table:table-cell>
              <table:table-cell office:value-type="float" office:value="1.011">
                <text:p>1.011</text:p>
              </table:table-cell>
              <table:table-cell office:value-type="float" office:value="-0.147">
                <text:p>-0.147</text:p>
              </table:table-cell>
              <table:table-cell office:value-type="float" office:value="-0.102">
                <text:p>-0.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2">
                <text:p>-0.042</text:p>
              </table:table-cell>
              <table:table-cell office:value-type="float" office:value="-0.127">
                <text:p>-0.127</text:p>
              </table:table-cell>
              <table:table-cell office:value-type="float" office:value="1.019">
                <text:p>1.019</text:p>
              </table:table-cell>
              <table:table-cell office:value-type="float" office:value="-0.138">
                <text:p>-0.138</text:p>
              </table:table-cell>
              <table:table-cell office:value-type="float" office:value="-0.073">
                <text:p>-0.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99">
                <text:p>-0.099</text:p>
              </table:table-cell>
              <table:table-cell office:value-type="float" office:value="-0.046">
                <text:p>-0.046</text:p>
              </table:table-cell>
              <table:table-cell office:value-type="float" office:value="1.015">
                <text:p>1.015</text:p>
              </table:table-cell>
              <table:table-cell office:value-type="float" office:value="-0.111">
                <text:p>-0.111</text:p>
              </table:table-cell>
              <table:table-cell office:value-type="float" office:value="-0.054">
                <text:p>-0.0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7">
                <text:p>-0.07</text:p>
              </table:table-cell>
              <table:table-cell office:value-type="float" office:value="0.049">
                <text:p>0.049</text:p>
              </table:table-cell>
              <table:table-cell office:value-type="float" office:value="1.044">
                <text:p>1.044</text:p>
              </table:table-cell>
              <table:table-cell office:value-type="float" office:value="-0.078">
                <text:p>-0.078</text:p>
              </table:table-cell>
              <table:table-cell office:value-type="float" office:value="-0.051">
                <text:p>-0.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2">
                <text:p>-0.022</text:p>
              </table:table-cell>
              <table:table-cell office:value-type="float" office:value="0.074">
                <text:p>0.074</text:p>
              </table:table-cell>
              <table:table-cell office:value-type="float" office:value="1.03">
                <text:p>1.03</text:p>
              </table:table-cell>
              <table:table-cell office:value-type="float" office:value="-0.057">
                <text:p>-0.057</text:p>
              </table:table-cell>
              <table:table-cell office:value-type="float" office:value="-0.055">
                <text:p>-0.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1.034">
                <text:p>1.034</text:p>
              </table:table-cell>
              <table:table-cell office:value-type="float" office:value="-0.039">
                <text:p>-0.039</text:p>
              </table:table-cell>
              <table:table-cell office:value-type="float" office:value="-0.062">
                <text:p>-0.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5">
                <text:p>-0.015</text:p>
              </table:table-cell>
              <table:table-cell office:value-type="float" office:value="0.076">
                <text:p>0.076</text:p>
              </table:table-cell>
              <table:table-cell office:value-type="float" office:value="1.023">
                <text:p>1.023</text:p>
              </table:table-cell>
              <table:table-cell office:value-type="float" office:value="-0.032">
                <text:p>-0.032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4">
                <text:p>0.024</text:p>
              </table:table-cell>
              <table:table-cell office:value-type="float" office:value="0.056">
                <text:p>0.056</text:p>
              </table:table-cell>
              <table:table-cell office:value-type="float" office:value="1.028">
                <text:p>1.028</text:p>
              </table:table-cell>
              <table:table-cell office:value-type="float" office:value="-0.027">
                <text:p>-0.027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  <table:table-cell office:value-type="float" office:value="1.063">
                <text:p>1.063</text:p>
              </table:table-cell>
              <table:table-cell office:value-type="float" office:value="-0.014">
                <text:p>-0.014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1">
                <text:p>-0.01</text:p>
              </table:table-cell>
              <table:table-cell office:value-type="float" office:value="0.069">
                <text:p>0.069</text:p>
              </table:table-cell>
              <table:table-cell office:value-type="float" office:value="1.016">
                <text:p>1.016</text:p>
              </table:table-cell>
              <table:table-cell office:value-type="float" office:value="-0.001">
                <text:p>-0.001</text:p>
              </table:table-cell>
              <table:table-cell office:value-type="float" office:value="-0.037">
                <text:p>-0.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">
                <text:p>0.016</text:p>
              </table:table-cell>
              <table:table-cell office:value-type="float" office:value="0.062">
                <text:p>0.062</text:p>
              </table:table-cell>
              <table:table-cell office:value-type="float" office:value="1.046">
                <text:p>1.046</text:p>
              </table:table-cell>
              <table:table-cell office:value-type="float" office:value="0.002">
                <text:p>0.0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0.066">
                <text:p>0.066</text:p>
              </table:table-cell>
              <table:table-cell office:value-type="float" office:value="1.028">
                <text:p>1.028</text:p>
              </table:table-cell>
              <table:table-cell office:value-type="float" office:value="0.012">
                <text:p>0.012</text:p>
              </table:table-cell>
              <table:table-cell office:value-type="float" office:value="-0.063">
                <text:p>-0.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6">
                <text:p>0.036</text:p>
              </table:table-cell>
              <table:table-cell office:value-type="float" office:value="0.073">
                <text:p>0.073</text:p>
              </table:table-cell>
              <table:table-cell office:value-type="float" office:value="1.031">
                <text:p>1.031</text:p>
              </table:table-cell>
              <table:table-cell office:value-type="float" office:value="0.016">
                <text:p>0.016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4">
                <text:p>0.054</text:p>
              </table:table-cell>
              <table:table-cell office:value-type="float" office:value="0.062">
                <text:p>0.062</text:p>
              </table:table-cell>
              <table:table-cell office:value-type="float" office:value="1.02">
                <text:p>1.02</text:p>
              </table:table-cell>
              <table:table-cell office:value-type="float" office:value="0.022">
                <text:p>0.022</text:p>
              </table:table-cell>
              <table:table-cell office:value-type="float" office:value="-0.088">
                <text:p>-0.0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1.031">
                <text:p>1.031</text:p>
              </table:table-cell>
              <table:table-cell office:value-type="float" office:value="0.027">
                <text:p>0.027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5">
                <text:p>0.045</text:p>
              </table:table-cell>
              <table:table-cell office:value-type="float" office:value="0.058">
                <text:p>0.058</text:p>
              </table:table-cell>
              <table:table-cell office:value-type="float" office:value="1.029">
                <text:p>1.029</text:p>
              </table:table-cell>
              <table:table-cell office:value-type="float" office:value="0.029">
                <text:p>0.029</text:p>
              </table:table-cell>
              <table:table-cell office:value-type="float" office:value="-0.078">
                <text:p>-0.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">
                <text:p>0.06</text:p>
              </table:table-cell>
              <table:table-cell office:value-type="float" office:value="0.052">
                <text:p>0.052</text:p>
              </table:table-cell>
              <table:table-cell office:value-type="float" office:value="1.03">
                <text:p>1.03</text:p>
              </table:table-cell>
              <table:table-cell office:value-type="float" office:value="0.021">
                <text:p>0.021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1.047">
                <text:p>1.047</text:p>
              </table:table-cell>
              <table:table-cell office:value-type="float" office:value="0.017">
                <text:p>0.017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  <table:table-cell office:value-type="float" office:value="1.037">
                <text:p>1.037</text:p>
              </table:table-cell>
              <table:table-cell office:value-type="float" office:value="0.005">
                <text:p>0.005</text:p>
              </table:table-cell>
              <table:table-cell office:value-type="float" office:value="-0.067">
                <text:p>-0.0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9">
                <text:p>0.049</text:p>
              </table:table-cell>
              <table:table-cell office:value-type="float" office:value="0.021">
                <text:p>0.021</text:p>
              </table:table-cell>
              <table:table-cell office:value-type="float" office:value="1.03">
                <text:p>1.03</text:p>
              </table:table-cell>
              <table:table-cell office:value-type="float" office:value="0.006">
                <text:p>0.00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5">
                <text:p>0.065</text:p>
              </table:table-cell>
              <table:table-cell office:value-type="float" office:value="0.014">
                <text:p>0.014</text:p>
              </table:table-cell>
              <table:table-cell office:value-type="float" office:value="1.044">
                <text:p>1.044</text:p>
              </table:table-cell>
              <table:table-cell office:value-type="float" office:value="0.006">
                <text:p>0.006</text:p>
              </table:table-cell>
              <table:table-cell office:value-type="float" office:value="-0.089">
                <text:p>-0.0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9">
                <text:p>0.069</text:p>
              </table:table-cell>
              <table:table-cell office:value-type="float" office:value="0.023">
                <text:p>0.023</text:p>
              </table:table-cell>
              <table:table-cell office:value-type="float" office:value="1.023">
                <text:p>1.023</text:p>
              </table:table-cell>
              <table:table-cell office:value-type="float" office:value="0.008">
                <text:p>0.008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7">
                <text:p>0.067</text:p>
              </table:table-cell>
              <table:table-cell office:value-type="float" office:value="0.016">
                <text:p>0.016</text:p>
              </table:table-cell>
              <table:table-cell office:value-type="float" office:value="1.036">
                <text:p>1.036</text:p>
              </table:table-cell>
              <table:table-cell office:value-type="float" office:value="0.008">
                <text:p>0.00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5">
                <text:p>0.085</text:p>
              </table:table-cell>
              <table:table-cell office:value-type="float" office:value="0.014">
                <text:p>0.014</text:p>
              </table:table-cell>
              <table:table-cell office:value-type="float" office:value="1.041">
                <text:p>1.041</text:p>
              </table:table-cell>
              <table:table-cell office:value-type="float" office:value="-0.003">
                <text:p>-0.003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5">
                <text:p>0.085</text:p>
              </table:table-cell>
              <table:table-cell office:value-type="float" office:value="0.024">
                <text:p>0.024</text:p>
              </table:table-cell>
              <table:table-cell office:value-type="float" office:value="1.029">
                <text:p>1.029</text:p>
              </table:table-cell>
              <table:table-cell office:value-type="float" office:value="-0.002">
                <text:p>-0.002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5">
                <text:p>0.065</text:p>
              </table:table-cell>
              <table:table-cell office:value-type="float" office:value="-0.019">
                <text:p>-0.019</text:p>
              </table:table-cell>
              <table:table-cell office:value-type="float" office:value="1.023">
                <text:p>1.023</text:p>
              </table:table-cell>
              <table:table-cell office:value-type="float" office:value="-0.003">
                <text:p>-0.003</text:p>
              </table:table-cell>
              <table:table-cell office:value-type="float" office:value="-0.102">
                <text:p>-0.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8">
                <text:p>0.068</text:p>
              </table:table-cell>
              <table:table-cell office:value-type="float" office:value="-0.021">
                <text:p>-0.021</text:p>
              </table:table-cell>
              <table:table-cell office:value-type="float" office:value="1.045">
                <text:p>1.045</text:p>
              </table:table-cell>
              <table:table-cell office:value-type="float" office:value="-0.004">
                <text:p>-0.004</text:p>
              </table:table-cell>
              <table:table-cell office:value-type="float" office:value="-0.097">
                <text:p>-0.0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9">
                <text:p>0.079</text:p>
              </table:table-cell>
              <table:table-cell office:value-type="float" office:value="0.011">
                <text:p>0.011</text:p>
              </table:table-cell>
              <table:table-cell office:value-type="float" office:value="1.023">
                <text:p>1.023</text:p>
              </table:table-cell>
              <table:table-cell office:value-type="float" office:value="-0.002">
                <text:p>-0.002</text:p>
              </table:table-cell>
              <table:table-cell office:value-type="float" office:value="-0.106">
                <text:p>-0.1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2">
                <text:p>0.082</text:p>
              </table:table-cell>
              <table:table-cell office:value-type="float" office:value="0">
                <text:p>0</text:p>
              </table:table-cell>
              <table:table-cell office:value-type="float" office:value="1.036">
                <text:p>1.036</text:p>
              </table:table-cell>
              <table:table-cell office:value-type="float" office:value="-0.001">
                <text:p>-0.001</text:p>
              </table:table-cell>
              <table:table-cell office:value-type="float" office:value="-0.102">
                <text:p>-0.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">
                <text:p>0.063</text:p>
              </table:table-cell>
              <table:table-cell office:value-type="float" office:value="0">
                <text:p>0</text:p>
              </table:table-cell>
              <table:table-cell office:value-type="float" office:value="1.018">
                <text:p>1.018</text:p>
              </table:table-cell>
              <table:table-cell office:value-type="float" office:value="-0">
                <text:p>-0</text:p>
              </table:table-cell>
              <table:table-cell office:value-type="float" office:value="-0.097">
                <text:p>-0.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2">
                <text:p>0.092</text:p>
              </table:table-cell>
              <table:table-cell office:value-type="float" office:value="0.02">
                <text:p>0.02</text:p>
              </table:table-cell>
              <table:table-cell office:value-type="float" office:value="1.021">
                <text:p>1.021</text:p>
              </table:table-cell>
              <table:table-cell office:value-type="float" office:value="0.001">
                <text:p>0.001</text:p>
              </table:table-cell>
              <table:table-cell office:value-type="float" office:value="-0.111">
                <text:p>-0.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">
                <text:p>0.092</text:p>
              </table:table-cell>
              <table:table-cell office:value-type="float" office:value="0">
                <text:p>0</text:p>
              </table:table-cell>
              <table:table-cell office:value-type="float" office:value="1.036">
                <text:p>1.036</text:p>
              </table:table-cell>
              <table:table-cell office:value-type="float" office:value="-0.011">
                <text:p>-0.011</text:p>
              </table:table-cell>
              <table:table-cell office:value-type="float" office:value="-0.118">
                <text:p>-0.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">
                <text:p>0.08</text:p>
              </table:table-cell>
              <table:table-cell office:value-type="float" office:value="-0.023">
                <text:p>-0.023</text:p>
              </table:table-cell>
              <table:table-cell office:value-type="float" office:value="1.046">
                <text:p>1.046</text:p>
              </table:table-cell>
              <table:table-cell office:value-type="float" office:value="-0.024">
                <text:p>-0.024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2">
                <text:p>0.092</text:p>
              </table:table-cell>
              <table:table-cell office:value-type="float" office:value="-0.01">
                <text:p>-0.01</text:p>
              </table:table-cell>
              <table:table-cell office:value-type="float" office:value="1.026">
                <text:p>1.026</text:p>
              </table:table-cell>
              <table:table-cell office:value-type="float" office:value="-0.024">
                <text:p>-0.024</text:p>
              </table:table-cell>
              <table:table-cell office:value-type="float" office:value="-0.112">
                <text:p>-0.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1.02">
                <text:p>1.02</text:p>
              </table:table-cell>
              <table:table-cell office:value-type="float" office:value="-0.02">
                <text:p>-0.02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028">
                <text:p>1.028</text:p>
              </table:table-cell>
              <table:table-cell office:value-type="float" office:value="-0.017">
                <text:p>-0.017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">
                <text:p>0.098</text:p>
              </table:table-cell>
              <table:table-cell office:value-type="float" office:value="0">
                <text:p>0</text:p>
              </table:table-cell>
              <table:table-cell office:value-type="float" office:value="1.033">
                <text:p>1.033</text:p>
              </table:table-cell>
              <table:table-cell office:value-type="float" office:value="-0.014">
                <text:p>-0.014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6">
                <text:p>0.106</text:p>
              </table:table-cell>
              <table:table-cell office:value-type="float" office:value="0">
                <text:p>0</text:p>
              </table:table-cell>
              <table:table-cell office:value-type="float" office:value="1.024">
                <text:p>1.024</text:p>
              </table:table-cell>
              <table:table-cell office:value-type="float" office:value="-0.012">
                <text:p>-0.012</text:p>
              </table:table-cell>
              <table:table-cell office:value-type="float" office:value="-0.114">
                <text:p>-0.1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1.034">
                <text:p>1.034</text:p>
              </table:table-cell>
              <table:table-cell office:value-type="float" office:value="-0.011">
                <text:p>-0.011</text:p>
              </table:table-cell>
              <table:table-cell office:value-type="float" office:value="-0.111">
                <text:p>-0.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6">
                <text:p>0.096</text:p>
              </table:table-cell>
              <table:table-cell office:value-type="float" office:value="0.013">
                <text:p>0.013</text:p>
              </table:table-cell>
              <table:table-cell office:value-type="float" office:value="1.024">
                <text:p>1.024</text:p>
              </table:table-cell>
              <table:table-cell office:value-type="float" office:value="-0.009">
                <text:p>-0.009</text:p>
              </table:table-cell>
              <table:table-cell office:value-type="float" office:value="-0.109">
                <text:p>-0.1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024">
                <text:p>1.024</text:p>
              </table:table-cell>
              <table:table-cell office:value-type="float" office:value="-0.007">
                <text:p>-0.007</text:p>
              </table:table-cell>
              <table:table-cell office:value-type="float" office:value="-0.109">
                <text:p>-0.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6">
                <text:p>0.106</text:p>
              </table:table-cell>
              <table:table-cell office:value-type="float" office:value="0">
                <text:p>0</text:p>
              </table:table-cell>
              <table:table-cell office:value-type="float" office:value="1.041">
                <text:p>1.041</text:p>
              </table:table-cell>
              <table:table-cell office:value-type="float" office:value="-0.006">
                <text:p>-0.006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1.026">
                <text:p>1.026</text:p>
              </table:table-cell>
              <table:table-cell office:value-type="float" office:value="-0.005">
                <text:p>-0.005</text:p>
              </table:table-cell>
              <table:table-cell office:value-type="float" office:value="-0.111">
                <text:p>-0.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7">
                <text:p>0.107</text:p>
              </table:table-cell>
              <table:table-cell office:value-type="float" office:value="0">
                <text:p>0</text:p>
              </table:table-cell>
              <table:table-cell office:value-type="float" office:value="1.024">
                <text:p>1.024</text:p>
              </table:table-cell>
              <table:table-cell office:value-type="float" office:value="-0.005">
                <text:p>-0.00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6">
                <text:p>0.086</text:p>
              </table:table-cell>
              <table:table-cell office:value-type="float" office:value="0">
                <text:p>0</text:p>
              </table:table-cell>
              <table:table-cell office:value-type="float" office:value="1.04">
                <text:p>1.04</text:p>
              </table:table-cell>
              <table:table-cell office:value-type="float" office:value="-0.004">
                <text:p>-0.004</text:p>
              </table:table-cell>
              <table:table-cell office:value-type="float" office:value="-0.108">
                <text:p>-0.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">
                <text:p>0.098</text:p>
              </table:table-cell>
              <table:table-cell office:value-type="float" office:value="0">
                <text:p>0</text:p>
              </table:table-cell>
              <table:table-cell office:value-type="float" office:value="1.022">
                <text:p>1.022</text:p>
              </table:table-cell>
              <table:table-cell office:value-type="float" office:value="-0.003">
                <text:p>-0.003</text:p>
              </table:table-cell>
              <table:table-cell office:value-type="float" office:value="-0.105">
                <text:p>-0.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8">
                <text:p>0.098</text:p>
              </table:table-cell>
              <table:table-cell office:value-type="float" office:value="0">
                <text:p>0</text:p>
              </table:table-cell>
              <table:table-cell office:value-type="float" office:value="1.036">
                <text:p>1.036</text:p>
              </table:table-cell>
              <table:table-cell office:value-type="float" office:value="-0.003">
                <text:p>-0.003</text:p>
              </table:table-cell>
              <table:table-cell office:value-type="float" office:value="-0.118">
                <text:p>-0.1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039">
                <text:p>1.039</text:p>
              </table:table-cell>
              <table:table-cell office:value-type="float" office:value="-0.002">
                <text:p>-0.002</text:p>
              </table:table-cell>
              <table:table-cell office:value-type="float" office:value="-0.115">
                <text:p>-0.1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1.022">
                <text:p>1.022</text:p>
              </table:table-cell>
              <table:table-cell office:value-type="float" office:value="-0.002">
                <text:p>-0.002</text:p>
              </table:table-cell>
              <table:table-cell office:value-type="float" office:value="-0.115">
                <text:p>-0.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1.044">
                <text:p>1.044</text:p>
              </table:table-cell>
              <table:table-cell office:value-type="float" office:value="-0.002">
                <text:p>-0.002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1.037">
                <text:p>1.037</text:p>
              </table:table-cell>
              <table:table-cell office:value-type="float" office:value="-0.002">
                <text:p>-0.00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3">
                <text:p>0.103</text:p>
              </table:table-cell>
              <table:table-cell office:value-type="float" office:value="0">
                <text:p>0</text:p>
              </table:table-cell>
              <table:table-cell office:value-type="float" office:value="1.035">
                <text:p>1.035</text:p>
              </table:table-cell>
              <table:table-cell office:value-type="float" office:value="-0.001">
                <text:p>-0.001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2">
                <text:p>0.112</text:p>
              </table:table-cell>
              <table:table-cell office:value-type="float" office:value="0">
                <text:p>0</text:p>
              </table:table-cell>
              <table:table-cell office:value-type="float" office:value="1.026">
                <text:p>1.026</text:p>
              </table:table-cell>
              <table:table-cell office:value-type="float" office:value="-0.001">
                <text:p>-0.001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1.026">
                <text:p>1.026</text:p>
              </table:table-cell>
              <table:table-cell office:value-type="float" office:value="-0.001">
                <text:p>-0.001</text:p>
              </table:table-cell>
              <table:table-cell office:value-type="float" office:value="-0.136">
                <text:p>-0.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9">
                <text:p>0.129</text:p>
              </table:table-cell>
              <table:table-cell office:value-type="float" office:value="0.02">
                <text:p>0.02</text:p>
              </table:table-cell>
              <table:table-cell office:value-type="float" office:value="1.039">
                <text:p>1.039</text:p>
              </table:table-cell>
              <table:table-cell office:value-type="float" office:value="0.001">
                <text:p>0.001</text:p>
              </table:table-cell>
              <table:table-cell office:value-type="float" office:value="-0.133">
                <text:p>-0.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2">
                <text:p>0.122</text:p>
              </table:table-cell>
              <table:table-cell office:value-type="float" office:value="0.062">
                <text:p>0.062</text:p>
              </table:table-cell>
              <table:table-cell office:value-type="float" office:value="1.048">
                <text:p>1.048</text:p>
              </table:table-cell>
              <table:table-cell office:value-type="float" office:value="0.021">
                <text:p>0.021</text:p>
              </table:table-cell>
              <table:table-cell office:value-type="float" office:value="-0.132">
                <text:p>-0.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7">
                <text:p>0.127</text:p>
              </table:table-cell>
              <table:table-cell office:value-type="float" office:value="0.178">
                <text:p>0.178</text:p>
              </table:table-cell>
              <table:table-cell office:value-type="float" office:value="1.053">
                <text:p>1.053</text:p>
              </table:table-cell>
              <table:table-cell office:value-type="float" office:value="0.071">
                <text:p>0.071</text:p>
              </table:table-cell>
              <table:table-cell office:value-type="float" office:value="-0.148">
                <text:p>-0.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5">
                <text:p>0.145</text:p>
              </table:table-cell>
              <table:table-cell office:value-type="float" office:value="0.355">
                <text:p>0.355</text:p>
              </table:table-cell>
              <table:table-cell office:value-type="float" office:value="0.969">
                <text:p>0.969</text:p>
              </table:table-cell>
              <table:table-cell office:value-type="float" office:value="0.146">
                <text:p>0.146</text:p>
              </table:table-cell>
              <table:table-cell office:value-type="float" office:value="-0.162">
                <text:p>-0.1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9">
                <text:p>0.159</text:p>
              </table:table-cell>
              <table:table-cell office:value-type="float" office:value="0.511">
                <text:p>0.511</text:p>
              </table:table-cell>
              <table:table-cell office:value-type="float" office:value="0.898">
                <text:p>0.898</text:p>
              </table:table-cell>
              <table:table-cell office:value-type="float" office:value="0.22">
                <text:p>0.22</text:p>
              </table:table-cell>
              <table:table-cell office:value-type="float" office:value="-0.178">
                <text:p>-0.1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7">
                <text:p>0.187</text:p>
              </table:table-cell>
              <table:table-cell office:value-type="float" office:value="0.581">
                <text:p>0.581</text:p>
              </table:table-cell>
              <table:table-cell office:value-type="float" office:value="0.84">
                <text:p>0.84</text:p>
              </table:table-cell>
              <table:table-cell office:value-type="float" office:value="0.288">
                <text:p>0.288</text:p>
              </table:table-cell>
              <table:table-cell office:value-type="float" office:value="-0.199">
                <text:p>-0.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83">
                <text:p>0.183</text:p>
              </table:table-cell>
              <table:table-cell office:value-type="float" office:value="0.651">
                <text:p>0.651</text:p>
              </table:table-cell>
              <table:table-cell office:value-type="float" office:value="0.805">
                <text:p>0.805</text:p>
              </table:table-cell>
              <table:table-cell office:value-type="float" office:value="0.353">
                <text:p>0.353</text:p>
              </table:table-cell>
              <table:table-cell office:value-type="float" office:value="-0.211">
                <text:p>-0.2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">
                <text:p>0.16</text:p>
              </table:table-cell>
              <table:table-cell office:value-type="float" office:value="0.682">
                <text:p>0.682</text:p>
              </table:table-cell>
              <table:table-cell office:value-type="float" office:value="0.765">
                <text:p>0.765</text:p>
              </table:table-cell>
              <table:table-cell office:value-type="float" office:value="0.409">
                <text:p>0.40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1">
                <text:p>0.141</text:p>
              </table:table-cell>
              <table:table-cell office:value-type="float" office:value="0.715">
                <text:p>0.715</text:p>
              </table:table-cell>
              <table:table-cell office:value-type="float" office:value="0.748">
                <text:p>0.748</text:p>
              </table:table-cell>
              <table:table-cell office:value-type="float" office:value="0.462">
                <text:p>0.462</text:p>
              </table:table-cell>
              <table:table-cell office:value-type="float" office:value="-0.207">
                <text:p>-0.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5">
                <text:p>0.135</text:p>
              </table:table-cell>
              <table:table-cell office:value-type="float" office:value="0.712">
                <text:p>0.712</text:p>
              </table:table-cell>
              <table:table-cell office:value-type="float" office:value="0.744">
                <text:p>0.744</text:p>
              </table:table-cell>
              <table:table-cell office:value-type="float" office:value="0.505">
                <text:p>0.505</text:p>
              </table:table-cell>
              <table:table-cell office:value-type="float" office:value="-0.202">
                <text:p>-0.2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">
                <text:p>0.14</text:p>
              </table:table-cell>
              <table:table-cell office:value-type="float" office:value="0.733">
                <text:p>0.733</text:p>
              </table:table-cell>
              <table:table-cell office:value-type="float" office:value="0.747">
                <text:p>0.747</text:p>
              </table:table-cell>
              <table:table-cell office:value-type="float" office:value="0.541">
                <text:p>0.541</text:p>
              </table:table-cell>
              <table:table-cell office:value-type="float" office:value="-0.199">
                <text:p>-0.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3">
                <text:p>0.103</text:p>
              </table:table-cell>
              <table:table-cell office:value-type="float" office:value="0.734">
                <text:p>0.734</text:p>
              </table:table-cell>
              <table:table-cell office:value-type="float" office:value="0.757">
                <text:p>0.757</text:p>
              </table:table-cell>
              <table:table-cell office:value-type="float" office:value="0.574">
                <text:p>0.574</text:p>
              </table:table-cell>
              <table:table-cell office:value-type="float" office:value="-0.193">
                <text:p>-0.1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4">
                <text:p>0.064</text:p>
              </table:table-cell>
              <table:table-cell office:value-type="float" office:value="0.725">
                <text:p>0.725</text:p>
              </table:table-cell>
              <table:table-cell office:value-type="float" office:value="0.744">
                <text:p>0.744</text:p>
              </table:table-cell>
              <table:table-cell office:value-type="float" office:value="0.596">
                <text:p>0.59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5">
                <text:p>0.015</text:p>
              </table:table-cell>
              <table:table-cell office:value-type="float" office:value="0.723">
                <text:p>0.723</text:p>
              </table:table-cell>
              <table:table-cell office:value-type="float" office:value="0.756">
                <text:p>0.756</text:p>
              </table:table-cell>
              <table:table-cell office:value-type="float" office:value="0.617">
                <text:p>0.61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11">
                <text:p>-0.011</text:p>
              </table:table-cell>
              <table:table-cell office:value-type="float" office:value="0.73">
                <text:p>0.73</text:p>
              </table:table-cell>
              <table:table-cell office:value-type="float" office:value="0.747">
                <text:p>0.747</text:p>
              </table:table-cell>
              <table:table-cell office:value-type="float" office:value="0.639">
                <text:p>0.639</text:p>
              </table:table-cell>
              <table:table-cell office:value-type="float" office:value="-0.136">
                <text:p>-0.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">
                <text:p>-0.04</text:p>
              </table:table-cell>
              <table:table-cell office:value-type="float" office:value="0.745">
                <text:p>0.745</text:p>
              </table:table-cell>
              <table:table-cell office:value-type="float" office:value="0.755">
                <text:p>0.755</text:p>
              </table:table-cell>
              <table:table-cell office:value-type="float" office:value="0.659">
                <text:p>0.659</text:p>
              </table:table-cell>
              <table:table-cell office:value-type="float" office:value="-0.111">
                <text:p>-0.1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2">
                <text:p>-0.042</text:p>
              </table:table-cell>
              <table:table-cell office:value-type="float" office:value="0.74">
                <text:p>0.74</text:p>
              </table:table-cell>
              <table:table-cell office:value-type="float" office:value="0.739">
                <text:p>0.739</text:p>
              </table:table-cell>
              <table:table-cell office:value-type="float" office:value="0.677">
                <text:p>0.677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71">
                <text:p>-0.071</text:p>
              </table:table-cell>
              <table:table-cell office:value-type="float" office:value="0.739">
                <text:p>0.739</text:p>
              </table:table-cell>
              <table:table-cell office:value-type="float" office:value="0.749">
                <text:p>0.749</text:p>
              </table:table-cell>
              <table:table-cell office:value-type="float" office:value="0.692">
                <text:p>0.692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06">
                <text:p>-0.106</text:p>
              </table:table-cell>
              <table:table-cell office:value-type="float" office:value="0.72">
                <text:p>0.72</text:p>
              </table:table-cell>
              <table:table-cell office:value-type="float" office:value="0.747">
                <text:p>0.747</text:p>
              </table:table-cell>
              <table:table-cell office:value-type="float" office:value="0.695">
                <text:p>0.695</text:p>
              </table:table-cell>
              <table:table-cell office:value-type="float" office:value="-0.033">
                <text:p>-0.0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2">
                <text:p>-0.102</text:p>
              </table:table-cell>
              <table:table-cell office:value-type="float" office:value="0.726">
                <text:p>0.726</text:p>
              </table:table-cell>
              <table:table-cell office:value-type="float" office:value="0.749">
                <text:p>0.749</text:p>
              </table:table-cell>
              <table:table-cell office:value-type="float" office:value="0.705">
                <text:p>0.70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96">
                <text:p>-0.096</text:p>
              </table:table-cell>
              <table:table-cell office:value-type="float" office:value="0.705">
                <text:p>0.705</text:p>
              </table:table-cell>
              <table:table-cell office:value-type="float" office:value="0.741">
                <text:p>0.741</text:p>
              </table:table-cell>
              <table:table-cell office:value-type="float" office:value="0.714">
                <text:p>0.71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16">
                <text:p>-0.116</text:p>
              </table:table-cell>
              <table:table-cell office:value-type="float" office:value="0.73">
                <text:p>0.73</text:p>
              </table:table-cell>
              <table:table-cell office:value-type="float" office:value="0.748">
                <text:p>0.748</text:p>
              </table:table-cell>
              <table:table-cell office:value-type="float" office:value="0.722">
                <text:p>0.72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09">
                <text:p>-0.109</text:p>
              </table:table-cell>
              <table:table-cell office:value-type="float" office:value="0.725">
                <text:p>0.725</text:p>
              </table:table-cell>
              <table:table-cell office:value-type="float" office:value="0.735">
                <text:p>0.735</text:p>
              </table:table-cell>
              <table:table-cell office:value-type="float" office:value="0.731">
                <text:p>0.73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03">
                <text:p>-0.103</text:p>
              </table:table-cell>
              <table:table-cell office:value-type="float" office:value="0.73">
                <text:p>0.73</text:p>
              </table:table-cell>
              <table:table-cell office:value-type="float" office:value="0.747">
                <text:p>0.747</text:p>
              </table:table-cell>
              <table:table-cell office:value-type="float" office:value="0.737">
                <text:p>0.73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05">
                <text:p>-0.105</text:p>
              </table:table-cell>
              <table:table-cell office:value-type="float" office:value="0.708">
                <text:p>0.708</text:p>
              </table:table-cell>
              <table:table-cell office:value-type="float" office:value="0.75">
                <text:p>0.75</text:p>
              </table:table-cell>
              <table:table-cell office:value-type="float" office:value="0.741">
                <text:p>0.74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15">
                <text:p>-0.115</text:p>
              </table:table-cell>
              <table:table-cell office:value-type="float" office:value="0.718">
                <text:p>0.718</text:p>
              </table:table-cell>
              <table:table-cell office:value-type="float" office:value="0.741">
                <text:p>0.741</text:p>
              </table:table-cell>
              <table:table-cell office:value-type="float" office:value="0.744">
                <text:p>0.74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99">
                <text:p>-0.099</text:p>
              </table:table-cell>
              <table:table-cell office:value-type="float" office:value="0.729">
                <text:p>0.729</text:p>
              </table:table-cell>
              <table:table-cell office:value-type="float" office:value="0.738">
                <text:p>0.738</text:p>
              </table:table-cell>
              <table:table-cell office:value-type="float" office:value="0.749">
                <text:p>0.7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16">
                <text:p>-0.116</text:p>
              </table:table-cell>
              <table:table-cell office:value-type="float" office:value="0.745">
                <text:p>0.745</text:p>
              </table:table-cell>
              <table:table-cell office:value-type="float" office:value="0.742">
                <text:p>0.742</text:p>
              </table:table-cell>
              <table:table-cell office:value-type="float" office:value="0.754">
                <text:p>0.75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01">
                <text:p>-0.101</text:p>
              </table:table-cell>
              <table:table-cell office:value-type="float" office:value="0.743">
                <text:p>0.743</text:p>
              </table:table-cell>
              <table:table-cell office:value-type="float" office:value="0.747">
                <text:p>0.747</text:p>
              </table:table-cell>
              <table:table-cell office:value-type="float" office:value="0.756">
                <text:p>0.756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7">
                <text:p>-0.087</text:p>
              </table:table-cell>
              <table:table-cell office:value-type="float" office:value="0.726">
                <text:p>0.726</text:p>
              </table:table-cell>
              <table:table-cell office:value-type="float" office:value="0.747">
                <text:p>0.747</text:p>
              </table:table-cell>
              <table:table-cell office:value-type="float" office:value="0.759">
                <text:p>0.75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77">
                <text:p>-0.077</text:p>
              </table:table-cell>
              <table:table-cell office:value-type="float" office:value="0.716">
                <text:p>0.716</text:p>
              </table:table-cell>
              <table:table-cell office:value-type="float" office:value="0.737">
                <text:p>0.737</text:p>
              </table:table-cell>
              <table:table-cell office:value-type="float" office:value="0.761">
                <text:p>0.76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79">
                <text:p>-0.079</text:p>
              </table:table-cell>
              <table:table-cell office:value-type="float" office:value="0.715">
                <text:p>0.715</text:p>
              </table:table-cell>
              <table:table-cell office:value-type="float" office:value="0.741">
                <text:p>0.741</text:p>
              </table:table-cell>
              <table:table-cell office:value-type="float" office:value="0.763">
                <text:p>0.76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81">
                <text:p>-0.081</text:p>
              </table:table-cell>
              <table:table-cell office:value-type="float" office:value="0.739">
                <text:p>0.739</text:p>
              </table:table-cell>
              <table:table-cell office:value-type="float" office:value="0.735">
                <text:p>0.735</text:p>
              </table:table-cell>
              <table:table-cell office:value-type="float" office:value="0.765">
                <text:p>0.76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93">
                <text:p>-0.093</text:p>
              </table:table-cell>
              <table:table-cell office:value-type="float" office:value="0.76">
                <text:p>0.76</text:p>
              </table:table-cell>
              <table:table-cell office:value-type="float" office:value="0.703">
                <text:p>0.703</text:p>
              </table:table-cell>
              <table:table-cell office:value-type="float" office:value="0.769">
                <text:p>0.769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8">
                <text:p>-0.08</text:p>
              </table:table-cell>
              <table:table-cell office:value-type="float" office:value="0.748">
                <text:p>0.748</text:p>
              </table:table-cell>
              <table:table-cell office:value-type="float" office:value="0.701">
                <text:p>0.701</text:p>
              </table:table-cell>
              <table:table-cell office:value-type="float" office:value="0.772">
                <text:p>0.77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7">
                <text:p>-0.057</text:p>
              </table:table-cell>
              <table:table-cell office:value-type="float" office:value="0.732">
                <text:p>0.732</text:p>
              </table:table-cell>
              <table:table-cell office:value-type="float" office:value="0.734">
                <text:p>0.734</text:p>
              </table:table-cell>
              <table:table-cell office:value-type="float" office:value="0.761">
                <text:p>0.76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66">
                <text:p>-0.066</text:p>
              </table:table-cell>
              <table:table-cell office:value-type="float" office:value="0.734">
                <text:p>0.734</text:p>
              </table:table-cell>
              <table:table-cell office:value-type="float" office:value="0.738">
                <text:p>0.738</text:p>
              </table:table-cell>
              <table:table-cell office:value-type="float" office:value="0.762">
                <text:p>0.76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7">
                <text:p>-0.067</text:p>
              </table:table-cell>
              <table:table-cell office:value-type="float" office:value="0.745">
                <text:p>0.745</text:p>
              </table:table-cell>
              <table:table-cell office:value-type="float" office:value="0.732">
                <text:p>0.732</text:p>
              </table:table-cell>
              <table:table-cell office:value-type="float" office:value="0.766">
                <text:p>0.7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93">
                <text:p>-0.093</text:p>
              </table:table-cell>
              <table:table-cell office:value-type="float" office:value="0.923">
                <text:p>0.923</text:p>
              </table:table-cell>
              <table:table-cell office:value-type="float" office:value="0.495">
                <text:p>0.495</text:p>
              </table:table-cell>
              <table:table-cell office:value-type="float" office:value="0.819">
                <text:p>0.819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18">
                <text:p>-0.318</text:p>
              </table:table-cell>
              <table:table-cell office:value-type="float" office:value="0.108">
                <text:p>0.108</text:p>
              </table:table-cell>
              <table:table-cell office:value-type="float" office:value="1.231">
                <text:p>1.231</text:p>
              </table:table-cell>
              <table:table-cell office:value-type="float" office:value="0.704">
                <text:p>0.704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5">
                <text:p>-0.15</text:p>
              </table:table-cell>
              <table:table-cell office:value-type="float" office:value="0.983">
                <text:p>0.983</text:p>
              </table:table-cell>
              <table:table-cell office:value-type="float" office:value="0.524">
                <text:p>0.524</text:p>
              </table:table-cell>
              <table:table-cell office:value-type="float" office:value="0.711">
                <text:p>0.71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24">
                <text:p>-0.224</text:p>
              </table:table-cell>
              <table:table-cell office:value-type="float" office:value="0.693">
                <text:p>0.693</text:p>
              </table:table-cell>
              <table:table-cell office:value-type="float" office:value="0.59">
                <text:p>0.59</text:p>
              </table:table-cell>
              <table:table-cell office:value-type="float" office:value="0.778">
                <text:p>0.778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87">
                <text:p>-0.187</text:p>
              </table:table-cell>
              <table:table-cell office:value-type="float" office:value="0.151">
                <text:p>0.151</text:p>
              </table:table-cell>
              <table:table-cell office:value-type="float" office:value="1.22">
                <text:p>1.22</text:p>
              </table:table-cell>
              <table:table-cell office:value-type="float" office:value="0.688">
                <text:p>0.688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.417">
                <text:p>1.417</text:p>
              </table:table-cell>
              <table:table-cell office:value-type="float" office:value="0.202">
                <text:p>0.202</text:p>
              </table:table-cell>
              <table:table-cell office:value-type="float" office:value="0.729">
                <text:p>0.72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76">
                <text:p>-0.176</text:p>
              </table:table-cell>
              <table:table-cell office:value-type="float" office:value="0.54">
                <text:p>0.54</text:p>
              </table:table-cell>
              <table:table-cell office:value-type="float" office:value="0.889">
                <text:p>0.889</text:p>
              </table:table-cell>
              <table:table-cell office:value-type="float" office:value="0.763">
                <text:p>0.763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34">
                <text:p>-0.134</text:p>
              </table:table-cell>
              <table:table-cell office:value-type="float" office:value="0.32">
                <text:p>0.32</text:p>
              </table:table-cell>
              <table:table-cell office:value-type="float" office:value="1.103">
                <text:p>1.103</text:p>
              </table:table-cell>
              <table:table-cell office:value-type="float" office:value="0.676">
                <text:p>0.676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64">
                <text:p>-0.064</text:p>
              </table:table-cell>
              <table:table-cell office:value-type="float" office:value="1.369">
                <text:p>1.369</text:p>
              </table:table-cell>
              <table:table-cell office:value-type="float" office:value="0.203">
                <text:p>0.203</text:p>
              </table:table-cell>
              <table:table-cell office:value-type="float" office:value="0.71">
                <text:p>0.7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6">
                <text:p>-0.046</text:p>
              </table:table-cell>
              <table:table-cell office:value-type="float" office:value="0.618">
                <text:p>0.618</text:p>
              </table:table-cell>
              <table:table-cell office:value-type="float" office:value="0.811">
                <text:p>0.811</text:p>
              </table:table-cell>
              <table:table-cell office:value-type="float" office:value="0.765">
                <text:p>0.765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36">
                <text:p>-0.136</text:p>
              </table:table-cell>
              <table:table-cell office:value-type="float" office:value="0.063">
                <text:p>0.063</text:p>
              </table:table-cell>
              <table:table-cell office:value-type="float" office:value="1.293">
                <text:p>1.293</text:p>
              </table:table-cell>
              <table:table-cell office:value-type="float" office:value="0.659">
                <text:p>0.65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37">
                <text:p>-0.037</text:p>
              </table:table-cell>
              <table:table-cell office:value-type="float" office:value="1.236">
                <text:p>1.236</text:p>
              </table:table-cell>
              <table:table-cell office:value-type="float" office:value="0.27">
                <text:p>0.27</text:p>
              </table:table-cell>
              <table:table-cell office:value-type="float" office:value="0.681">
                <text:p>0.681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95">
                <text:p>-0.195</text:p>
              </table:table-cell>
              <table:table-cell office:value-type="float" office:value="0.911">
                <text:p>0.911</text:p>
              </table:table-cell>
              <table:table-cell office:value-type="float" office:value="0.518">
                <text:p>0.518</text:p>
              </table:table-cell>
              <table:table-cell office:value-type="float" office:value="0.771">
                <text:p>0.771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15">
                <text:p>0.115</text:p>
              </table:table-cell>
              <table:table-cell office:value-type="float" office:value="-0.091">
                <text:p>-0.091</text:p>
              </table:table-cell>
              <table:table-cell office:value-type="float" office:value="1.376">
                <text:p>1.376</text:p>
              </table:table-cell>
              <table:table-cell office:value-type="float" office:value="0.655">
                <text:p>0.65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63">
                <text:p>-0.063</text:p>
              </table:table-cell>
              <table:table-cell office:value-type="float" office:value="0.845">
                <text:p>0.845</text:p>
              </table:table-cell>
              <table:table-cell office:value-type="float" office:value="0.652">
                <text:p>0.652</text:p>
              </table:table-cell>
              <table:table-cell office:value-type="float" office:value="0.611">
                <text:p>0.61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04">
                <text:p>-0.104</text:p>
              </table:table-cell>
              <table:table-cell office:value-type="float" office:value="1.191">
                <text:p>1.191</text:p>
              </table:table-cell>
              <table:table-cell office:value-type="float" office:value="0.306">
                <text:p>0.306</text:p>
              </table:table-cell>
              <table:table-cell office:value-type="float" office:value="0.714">
                <text:p>0.71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32">
                <text:p>1.32</text:p>
              </table:table-cell>
              <table:table-cell office:value-type="float" office:value="0.657">
                <text:p>0.657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25">
                <text:p>-0.025</text:p>
              </table:table-cell>
              <table:table-cell office:value-type="float" office:value="0.426">
                <text:p>0.426</text:p>
              </table:table-cell>
              <table:table-cell office:value-type="float" office:value="0.968">
                <text:p>0.968</text:p>
              </table:table-cell>
              <table:table-cell office:value-type="float" office:value="0.584">
                <text:p>0.584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15">
                <text:p>-0.115</text:p>
              </table:table-cell>
              <table:table-cell office:value-type="float" office:value="1.383">
                <text:p>1.383</text:p>
              </table:table-cell>
              <table:table-cell office:value-type="float" office:value="0.297">
                <text:p>0.297</text:p>
              </table:table-cell>
              <table:table-cell office:value-type="float" office:value="0.668">
                <text:p>0.66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9">
                <text:p>0.09</text:p>
              </table:table-cell>
              <table:table-cell office:value-type="float" office:value="0.304">
                <text:p>0.304</text:p>
              </table:table-cell>
              <table:table-cell office:value-type="float" office:value="1.086">
                <text:p>1.086</text:p>
              </table:table-cell>
              <table:table-cell office:value-type="float" office:value="0.683">
                <text:p>0.683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3">
                <text:p>0.043</text:p>
              </table:table-cell>
              <table:table-cell office:value-type="float" office:value="0.072">
                <text:p>0.072</text:p>
              </table:table-cell>
              <table:table-cell office:value-type="float" office:value="1.181">
                <text:p>1.181</text:p>
              </table:table-cell>
              <table:table-cell office:value-type="float" office:value="0.573">
                <text:p>0.57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71">
                <text:p>-0.171</text:p>
              </table:table-cell>
              <table:table-cell office:value-type="float" office:value="1.33">
                <text:p>1.33</text:p>
              </table:table-cell>
              <table:table-cell office:value-type="float" office:value="0.389">
                <text:p>0.389</text:p>
              </table:table-cell>
              <table:table-cell office:value-type="float" office:value="0.589">
                <text:p>0.58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9">
                <text:p>0.059</text:p>
              </table:table-cell>
              <table:table-cell office:value-type="float" office:value="0.353">
                <text:p>0.353</text:p>
              </table:table-cell>
              <table:table-cell office:value-type="float" office:value="0.969">
                <text:p>0.969</text:p>
              </table:table-cell>
              <table:table-cell office:value-type="float" office:value="0.632">
                <text:p>0.63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75">
                <text:p>0.275</text:p>
              </table:table-cell>
              <table:table-cell office:value-type="float" office:value="0.221">
                <text:p>0.221</text:p>
              </table:table-cell>
              <table:table-cell office:value-type="float" office:value="1.041">
                <text:p>1.041</text:p>
              </table:table-cell>
              <table:table-cell office:value-type="float" office:value="0.537">
                <text:p>0.537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77">
                <text:p>0.277</text:p>
              </table:table-cell>
              <table:table-cell office:value-type="float" office:value="0.462">
                <text:p>0.462</text:p>
              </table:table-cell>
              <table:table-cell office:value-type="float" office:value="0.911">
                <text:p>0.911</text:p>
              </table:table-cell>
              <table:table-cell office:value-type="float" office:value="0.512">
                <text:p>0.512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3">
                <text:p>0.193</text:p>
              </table:table-cell>
              <table:table-cell office:value-type="float" office:value="0.501">
                <text:p>0.501</text:p>
              </table:table-cell>
              <table:table-cell office:value-type="float" office:value="0.921">
                <text:p>0.921</text:p>
              </table:table-cell>
              <table:table-cell office:value-type="float" office:value="0.508">
                <text:p>0.508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0.559">
                <text:p>0.559</text:p>
              </table:table-cell>
              <table:table-cell office:value-type="float" office:value="0.926">
                <text:p>0.926</text:p>
              </table:table-cell>
              <table:table-cell office:value-type="float" office:value="0.51">
                <text:p>0.51</text:p>
              </table:table-cell>
              <table:table-cell office:value-type="float" office:value="-0.067">
                <text:p>-0.0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4">
                <text:p>0.144</text:p>
              </table:table-cell>
              <table:table-cell office:value-type="float" office:value="0.551">
                <text:p>0.551</text:p>
              </table:table-cell>
              <table:table-cell office:value-type="float" office:value="0.872">
                <text:p>0.872</text:p>
              </table:table-cell>
              <table:table-cell office:value-type="float" office:value="0.521">
                <text:p>0.521</text:p>
              </table:table-cell>
              <table:table-cell office:value-type="float" office:value="-0.076">
                <text:p>-0.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